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4" style:data-style-name="N0">
      <style:table-cell-properties style:vertical-align="automatic" fo:background-color="transparent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2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4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5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/>
    <style:style style:name="ce49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1" table:default-cell-style-name="ce10"/>
        <table:table-column table:style-name="co4" table:number-columns-repeated="16362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306270" table:style-name="ce6">
            <text:p>9.306.2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603000" table:style-name="ce6">
            <text:p>1.603.000</text:p>
          </table:table-cell>
          <table:table-cell office:value-type="float" office:value="463400" table:style-name="ce6">
            <text:p>463.400</text:p>
          </table:table-cell>
          <table:table-cell office:value-type="float" office:value="13392170" table:style-name="ce7">
            <text:p>13.392.170</text:p>
          </table:table-cell>
          <table:table-cell office:value-type="float" office:value="12393104" table:style-name="ce7">
            <text:p>12.393.104</text:p>
          </table:table-cell>
          <table:table-cell office:value-type="percentage" office:value="0.92539924448390365" table:style-name="ce8">
            <text:p>92,5%</text:p>
          </table:table-cell>
          <table:table-cell office:value-type="float" office:value="6688341" table:style-name="ce6">
            <text:p>6.688.341</text:p>
          </table:table-cell>
          <table:table-cell office:value-type="float" office:value="6379575" table:style-name="ce6">
            <text:p>6.379.575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08445" table:style-name="ce6">
            <text:p>1.508.4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6">
            <text:p>64.700</text:p>
          </table:table-cell>
          <table:table-cell office:value-type="float" office:value="2113445" table:style-name="ce7">
            <text:p>2.113.445</text:p>
          </table:table-cell>
          <table:table-cell office:value-type="float" office:value="1930321" table:style-name="ce7">
            <text:p>1.930.321</text:p>
          </table:table-cell>
          <table:table-cell office:value-type="percentage" office:value="0.91335284334345113" table:style-name="ce8">
            <text:p>91,3%</text:p>
          </table:table-cell>
          <table:table-cell office:value-type="float" office:value="1048470" table:style-name="ce6">
            <text:p>1.048.470</text:p>
          </table:table-cell>
          <table:table-cell office:value-type="float" office:value="1003195" table:style-name="ce6">
            <text:p>1.003.195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00155" table:style-name="ce6">
            <text:p>1.200.15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9700" table:style-name="ce6">
            <text:p>49.700</text:p>
          </table:table-cell>
          <table:table-cell office:value-type="float" office:value="1632755" table:style-name="ce7">
            <text:p>1.632.755</text:p>
          </table:table-cell>
          <table:table-cell office:value-type="float" office:value="1635337" table:style-name="ce7">
            <text:p>1.635.337</text:p>
          </table:table-cell>
          <table:table-cell office:value-type="percentage" office:value="1.0015813762628196" table:style-name="ce8">
            <text:p>100,2%</text:p>
          </table:table-cell>
          <table:table-cell office:value-type="float" office:value="866826" table:style-name="ce6">
            <text:p>866.826</text:p>
          </table:table-cell>
          <table:table-cell office:value-type="float" office:value="840781" table:style-name="ce6">
            <text:p>840.781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62400" table:style-name="ce6">
            <text:p>62.400</text:p>
          </table:table-cell>
          <table:table-cell office:value-type="float" office:value="1896050" table:style-name="ce7">
            <text:p>1.896.050</text:p>
          </table:table-cell>
          <table:table-cell office:value-type="float" office:value="1551774" table:style-name="ce7">
            <text:p>1.551.774</text:p>
          </table:table-cell>
          <table:table-cell office:value-type="percentage" office:value="0.81842461960391344" table:style-name="ce8">
            <text:p>81,8%</text:p>
          </table:table-cell>
          <table:table-cell office:value-type="float" office:value="836068" table:style-name="ce6">
            <text:p>836.068</text:p>
          </table:table-cell>
          <table:table-cell office:value-type="float" office:value="804744" table:style-name="ce6">
            <text:p>804.744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4760" table:style-name="ce6">
            <text:p>2.324.76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6">
            <text:p>133.650</text:p>
          </table:table-cell>
          <table:table-cell office:value-type="float" office:value="3488910" table:style-name="ce7">
            <text:p>3.488.910</text:p>
          </table:table-cell>
          <table:table-cell office:value-type="float" office:value="3066401" table:style-name="ce7">
            <text:p>3.066.401</text:p>
          </table:table-cell>
          <table:table-cell office:value-type="percentage" office:value="0.87889942704168356" table:style-name="ce8">
            <text:p>87,9%</text:p>
          </table:table-cell>
          <table:table-cell office:value-type="float" office:value="1648346" table:style-name="ce6">
            <text:p>1.648.346</text:p>
          </table:table-cell>
          <table:table-cell office:value-type="float" office:value="1581537" table:style-name="ce6">
            <text:p>1.581.537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66465" table:style-name="ce6">
            <text:p>666.46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4950" table:style-name="ce6">
            <text:p>24.950</text:p>
          </table:table-cell>
          <table:table-cell office:value-type="float" office:value="931515" table:style-name="ce7">
            <text:p>931.515</text:p>
          </table:table-cell>
          <table:table-cell office:value-type="float" office:value="862910" table:style-name="ce7">
            <text:p>862.910</text:p>
          </table:table-cell>
          <table:table-cell office:value-type="percentage" office:value="0.92635115913323995" table:style-name="ce8">
            <text:p>92,6%</text:p>
          </table:table-cell>
          <table:table-cell office:value-type="float" office:value="471288" table:style-name="ce6">
            <text:p>471.288</text:p>
          </table:table-cell>
          <table:table-cell office:value-type="float" office:value="431948" table:style-name="ce6">
            <text:p>431.948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19415" table:style-name="ce6">
            <text:p>2.819.41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12850" table:style-name="ce6">
            <text:p>112.850</text:p>
          </table:table-cell>
          <table:table-cell office:value-type="float" office:value="3825865" table:style-name="ce7">
            <text:p>3.825.865</text:p>
          </table:table-cell>
          <table:table-cell office:value-type="float" office:value="3636901" table:style-name="ce7">
            <text:p>3.636.901</text:p>
          </table:table-cell>
          <table:table-cell office:value-type="percentage" office:value="0.95060881656827934" table:style-name="ce8">
            <text:p>95,1%</text:p>
          </table:table-cell>
          <table:table-cell office:value-type="float" office:value="1964029" table:style-name="ce6">
            <text:p>1.964.029</text:p>
          </table:table-cell>
          <table:table-cell office:value-type="float" office:value="1873615" table:style-name="ce6">
            <text:p>1.873.615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256795" table:style-name="ce6">
            <text:p>2.256.795</text:p>
          </table:table-cell>
          <table:table-cell office:value-type="float" office:value="446800" table:style-name="ce6">
            <text:p>446.800</text:p>
          </table:table-cell>
          <table:table-cell office:value-type="float" office:value="411700" table:style-name="ce6">
            <text:p>411.700</text:p>
          </table:table-cell>
          <table:table-cell office:value-type="float" office:value="101375" table:style-name="ce6">
            <text:p>101.375</text:p>
          </table:table-cell>
          <table:table-cell office:value-type="float" office:value="3216670" table:style-name="ce7">
            <text:p>3.216.670</text:p>
          </table:table-cell>
          <table:table-cell office:value-type="float" office:value="2926329" table:style-name="ce7">
            <text:p>2.926.329</text:p>
          </table:table-cell>
          <table:table-cell office:value-type="percentage" office:value="0.90973864275788319" table:style-name="ce8">
            <text:p>91,0%</text:p>
          </table:table-cell>
          <table:table-cell office:value-type="float" office:value="1591587" table:style-name="ce6">
            <text:p>1.591.587</text:p>
          </table:table-cell>
          <table:table-cell office:value-type="float" office:value="1496368" table:style-name="ce6">
            <text:p>1.496.368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6">
            <text:p>375.750</text:p>
          </table:table-cell>
          <table:table-cell office:value-type="float" office:value="11863410" table:style-name="ce7">
            <text:p>11.863.410</text:p>
          </table:table-cell>
          <table:table-cell office:value-type="float" office:value="10710739" table:style-name="ce7">
            <text:p>10.710.739</text:p>
          </table:table-cell>
          <table:table-cell office:value-type="percentage" office:value="0.90283813844417415" table:style-name="ce8">
            <text:p>90,3%</text:p>
          </table:table-cell>
          <table:table-cell office:value-type="float" office:value="5805268" table:style-name="ce6">
            <text:p>5.805.268</text:p>
          </table:table-cell>
          <table:table-cell office:value-type="float" office:value="5547164" table:style-name="ce6">
            <text:p>5.547.164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19150" table:style-name="ce6">
            <text:p>5.719.15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6">
            <text:p>213.450</text:p>
          </table:table-cell>
          <table:table-cell office:value-type="float" office:value="8010150" table:style-name="ce7">
            <text:p>8.010.150</text:p>
          </table:table-cell>
          <table:table-cell office:value-type="float" office:value="7390399" table:style-name="ce7">
            <text:p>7.390.399</text:p>
          </table:table-cell>
          <table:table-cell office:value-type="percentage" office:value="0.92262928908946773" table:style-name="ce8">
            <text:p>92,3%</text:p>
          </table:table-cell>
          <table:table-cell office:value-type="float" office:value="4014050" table:style-name="ce6">
            <text:p>4.014.050</text:p>
          </table:table-cell>
          <table:table-cell office:value-type="float" office:value="3822282" table:style-name="ce6">
            <text:p>3.822.282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16295" table:style-name="ce6">
            <text:p>1.216.29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6">
            <text:p>51.750</text:p>
          </table:table-cell>
          <table:table-cell office:value-type="float" office:value="1672245" table:style-name="ce7">
            <text:p>1.672.245</text:p>
          </table:table-cell>
          <table:table-cell office:value-type="float" office:value="1650403" table:style-name="ce7">
            <text:p>1.650.403</text:p>
          </table:table-cell>
          <table:table-cell office:value-type="percentage" office:value="0.98693851678432287" table:style-name="ce8">
            <text:p>98,7%</text:p>
          </table:table-cell>
          <table:table-cell office:value-type="float" office:value="886585" table:style-name="ce6">
            <text:p>886.585</text:p>
          </table:table-cell>
          <table:table-cell office:value-type="float" office:value="848287" table:style-name="ce6">
            <text:p>848.287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17589" table:style-name="ce6">
            <text:p>3.117.58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6">
            <text:p>122.700</text:p>
          </table:table-cell>
          <table:table-cell office:value-type="float" office:value="4321089" table:style-name="ce7">
            <text:p>4.321.089</text:p>
          </table:table-cell>
          <table:table-cell office:value-type="float" office:value="4256770" table:style-name="ce7">
            <text:p>4.256.770</text:p>
          </table:table-cell>
          <table:table-cell office:value-type="percentage" office:value="0.98511509482910442" table:style-name="ce8">
            <text:p>98,5%</text:p>
          </table:table-cell>
          <table:table-cell office:value-type="float" office:value="2287312" table:style-name="ce6">
            <text:p>2.287.312</text:p>
          </table:table-cell>
          <table:table-cell office:value-type="float" office:value="2174764" table:style-name="ce6">
            <text:p>2.174.764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9785" table:style-name="ce6">
            <text:p>369.78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6">
            <text:p>15.200</text:p>
          </table:table-cell>
          <table:table-cell office:value-type="float" office:value="505885" table:style-name="ce7">
            <text:p>505.885</text:p>
          </table:table-cell>
          <table:table-cell office:value-type="float" office:value="462880" table:style-name="ce7">
            <text:p>462.880</text:p>
          </table:table-cell>
          <table:table-cell office:value-type="percentage" office:value="0.91499056109590127" table:style-name="ce8">
            <text:p>91,5%</text:p>
          </table:table-cell>
          <table:table-cell office:value-type="float" office:value="254012" table:style-name="ce6">
            <text:p>254.012</text:p>
          </table:table-cell>
          <table:table-cell office:value-type="float" office:value="242245" table:style-name="ce6">
            <text:p>242.245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02579" table:style-name="ce6">
            <text:p>7.602.5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81450" table:style-name="ce6">
            <text:p>381.450</text:p>
          </table:table-cell>
          <table:table-cell office:value-type="float" office:value="10850729" table:style-name="ce7">
            <text:p>10.850.729</text:p>
          </table:table-cell>
          <table:table-cell office:value-type="float" office:value="9414293" table:style-name="ce7">
            <text:p>9.414.293</text:p>
          </table:table-cell>
          <table:table-cell office:value-type="percentage" office:value="0.86761847982748441" table:style-name="ce8">
            <text:p>86,8%</text:p>
          </table:table-cell>
          <table:table-cell office:value-type="float" office:value="5212747" table:style-name="ce6">
            <text:p>5.212.747</text:p>
          </table:table-cell>
          <table:table-cell office:value-type="float" office:value="4880315" table:style-name="ce6">
            <text:p>4.880.315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100" table:style-name="ce6">
            <text:p>253.100</text:p>
          </table:table-cell>
          <table:table-cell office:value-type="float" office:value="68300" table:style-name="ce6">
            <text:p>68.300</text:p>
          </table:table-cell>
          <table:table-cell office:value-type="float" office:value="2407265" table:style-name="ce7">
            <text:p>2.407.265</text:p>
          </table:table-cell>
          <table:table-cell office:value-type="float" office:value="2153224" table:style-name="ce7">
            <text:p>2.153.224</text:p>
          </table:table-cell>
          <table:table-cell office:value-type="percentage" office:value="0.89446903436057101" table:style-name="ce8">
            <text:p>89,4%</text:p>
          </table:table-cell>
          <table:table-cell office:value-type="float" office:value="1164876" table:style-name="ce6">
            <text:p>1.164.876</text:p>
          </table:table-cell>
          <table:table-cell office:value-type="float" office:value="1108797" table:style-name="ce6">
            <text:p>1.108.797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32750" table:style-name="ce6">
            <text:p>32.750</text:p>
          </table:table-cell>
          <table:table-cell office:value-type="float" office:value="1055175" table:style-name="ce7">
            <text:p>1.055.175</text:p>
          </table:table-cell>
          <table:table-cell office:value-type="float" office:value="952356" table:style-name="ce7">
            <text:p>952.356</text:p>
          </table:table-cell>
          <table:table-cell office:value-type="percentage" office:value="0.90255739569265758" table:style-name="ce8">
            <text:p>90,3%</text:p>
          </table:table-cell>
          <table:table-cell office:value-type="float" office:value="516350" table:style-name="ce6">
            <text:p>516.350</text:p>
          </table:table-cell>
          <table:table-cell office:value-type="float" office:value="498826" table:style-name="ce6">
            <text:p>498.826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484900" table:style-name="ce6">
            <text:p>2.484.90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10850" table:style-name="ce6">
            <text:p>110.850</text:p>
          </table:table-cell>
          <table:table-cell office:value-type="float" office:value="3566050" table:style-name="ce7">
            <text:p>3.566.050</text:p>
          </table:table-cell>
          <table:table-cell office:value-type="float" office:value="3243745" table:style-name="ce7">
            <text:p>3.243.745</text:p>
          </table:table-cell>
          <table:table-cell office:value-type="percentage" office:value="0.9096184854390712" table:style-name="ce8">
            <text:p>91,0%</text:p>
          </table:table-cell>
          <table:table-cell office:value-type="float" office:value="1776920" table:style-name="ce6">
            <text:p>1.776.920</text:p>
          </table:table-cell>
          <table:table-cell office:value-type="float" office:value="1682504" table:style-name="ce6">
            <text:p>1.682.504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6">
            <text:p>4.150</text:p>
          </table:table-cell>
          <table:table-cell office:value-type="float" office:value="140230" table:style-name="ce7">
            <text:p>140.230</text:p>
          </table:table-cell>
          <table:table-cell office:value-type="float" office:value="107449" table:style-name="ce7">
            <text:p>107.449</text:p>
          </table:table-cell>
          <table:table-cell office:value-type="percentage" office:value="0.7662340440704557" table:style-name="ce8">
            <text:p>76,6%</text:p>
          </table:table-cell>
          <table:table-cell office:value-type="float" office:value="59220" table:style-name="ce6">
            <text:p>59.220</text:p>
          </table:table-cell>
          <table:table-cell office:value-type="float" office:value="55251" table:style-name="ce6">
            <text:p>55.251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6">
            <text:p>5.750</text:p>
          </table:table-cell>
          <table:table-cell office:value-type="float" office:value="141100" table:style-name="ce7">
            <text:p>141.100</text:p>
          </table:table-cell>
          <table:table-cell office:value-type="float" office:value="98104" table:style-name="ce7">
            <text:p>98.104</text:p>
          </table:table-cell>
          <table:table-cell office:value-type="percentage" office:value="0.69527994330262222" table:style-name="ce8">
            <text:p>69,5%</text:p>
          </table:table-cell>
          <table:table-cell office:value-type="float" office:value="55363" table:style-name="ce6">
            <text:p>55.363</text:p>
          </table:table-cell>
          <table:table-cell office:value-type="float" office:value="51865" table:style-name="ce6">
            <text:p>51.865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6">
            <text:p>2.000</text:p>
          </table:table-cell>
          <table:table-cell office:value-type="float" office:value="212238" table:style-name="ce7">
            <text:p>212.238</text:p>
          </table:table-cell>
          <table:table-cell office:value-type="float" office:value="170910" table:style-name="ce7">
            <text:p>170.910</text:p>
          </table:table-cell>
          <table:table-cell office:value-type="percentage" office:value="0.80527520990586043" table:style-name="ce8">
            <text:p>80,5%</text:p>
          </table:table-cell>
          <table:table-cell office:value-type="float" office:value="91736" table:style-name="ce6">
            <text:p>91.736</text:p>
          </table:table-cell>
          <table:table-cell office:value-type="float" office:value="85453" table:style-name="ce6">
            <text:p>85.453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680" table:style-name="ce6">
            <text:p>4.680</text:p>
          </table:table-cell>
          <table:table-cell office:value-type="float" office:value="0" table:style-name="ce6">
            <text:p>0</text:p>
          </table:table-cell>
          <table:table-cell office:value-type="float" office:value="3285" table:style-name="ce6">
            <text:p>3.285</text:p>
          </table:table-cell>
          <table:table-cell office:value-type="float" office:value="7965" table:style-name="ce7">
            <text:p>7.965</text:p>
          </table:table-cell>
          <table:table-cell office:value-type="float" office:value="5232" table:style-name="ce7">
            <text:p>5.232</text:p>
          </table:table-cell>
          <table:table-cell office:value-type="percentage" office:value="0.65687382297551788" table:style-name="ce8">
            <text:p>65,7%</text:p>
          </table:table-cell>
          <table:table-cell office:value-type="float" office:value="3826" table:style-name="ce6">
            <text:p>3.826</text:p>
          </table:table-cell>
          <table:table-cell office:value-type="float" office:value="3562" table:style-name="ce6">
            <text:p>3.562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1" table:style-name="ce4"/>
          <table:table-cell table:number-columns-repeated="16362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52895871" table:style-name="ce12">
            <text:p>52.895.871</text:p>
          </table:table-cell>
          <table:table-cell office:value-type="float" office:value="10752630" table:style-name="ce13">
            <text:p>10.752.630</text:p>
          </table:table-cell>
          <table:table-cell office:value-type="float" office:value="9202000" table:style-name="ce14">
            <text:p>9.202.000</text:p>
          </table:table-cell>
          <table:table-cell office:value-type="float" office:value="2400410" table:style-name="ce15">
            <text:p>2.400.410</text:p>
          </table:table-cell>
          <table:table-cell office:value-type="float" office:value="75250911" table:style-name="ce16">
            <text:p>75.250.911</text:p>
          </table:table-cell>
          <table:table-cell office:value-type="float" office:value="68619581" table:style-name="ce16">
            <text:p>68.619.581</text:p>
          </table:table-cell>
          <table:table-cell office:value-type="percentage" office:value="0.91187708013262458" table:style-name="ce17">
            <text:p>91,2%</text:p>
          </table:table-cell>
          <table:table-cell office:value-type="float" office:value="37243220" table:style-name="ce16">
            <text:p>37.243.220</text:p>
          </table:table-cell>
          <table:table-cell office:value-type="float" office:value="35413078" table:style-name="ce16">
            <text:p>35.413.078</text:p>
          </table:table-cell>
          <table:table-cell table:style-name="ce16"/>
          <table:table-cell table:number-columns-repeated="11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9"/>
          <table:covered-table-cell table:number-columns-repeated="9"/>
          <table:table-cell table:number-columns-repeated="16374" table:style-name="ce10"/>
        </table:table-row>
        <table:table-row table:style-name="ro5">
          <table:table-cell table:style-name="ce18"/>
          <table:table-cell table:number-columns-repeated="16383" table:style-name="ce10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2"/>
        <table:table-column table:style-name="co6" table:number-columns-repeated="5" table:default-cell-style-name="ce22"/>
        <table:table-column table:style-name="co4" table:number-columns-repeated="2" table:default-cell-style-name="ce22"/>
        <table:table-column table:style-name="co3" table:number-columns-repeated="7" table:default-cell-style-name="ce22"/>
        <table:table-column table:style-name="co4" table:number-columns-repeated="16369" table:default-cell-style-name="ce22"/>
        <table:table-row table:style-name="ro6">
          <table:table-cell table:style-name="ce20"/>
          <table:table-cell office:value-type="string" table:style-name="ce21">
            <text:p>Población a vacunar mayor de 40 años</text:p>
          </table:table-cell>
          <table:table-cell office:value-type="string" table:style-name="ce21">
            <text:p>Nº Personas con 1 dosis</text:p>
          </table:table-cell>
          <table:table-cell office:value-type="string" table:style-name="ce21">
            <text:p>% 1ª dosis</text:p>
          </table:table-cell>
          <table:table-cell office:value-type="string" table:style-name="ce21">
            <text:p>Nº Personas con pauta completa</text:p>
          </table:table-cell>
          <table:table-cell office:value-type="string" table:style-name="ce21">
            <text:p>% personas con pauta completa</text:p>
          </table:table-cell>
          <table:table-cell office:value-type="string" table:style-name="ce21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Andalucía</text:p>
          </table:table-cell>
          <table:table-cell office:value-type="float" office:value="4630179" table:style-name="ce24">
            <text:p>4.630.179</text:p>
          </table:table-cell>
          <table:table-cell office:value-type="float" office:value="4445959" table:style-name="ce24">
            <text:p>4.445.959</text:p>
          </table:table-cell>
          <table:table-cell office:value-type="percentage" office:value="0.96021320126068566" table:style-name="ce25">
            <text:p>96,0%</text:p>
          </table:table-cell>
          <table:table-cell office:value-type="float" office:value="4379148" table:style-name="ce24">
            <text:p>4.379.148</text:p>
          </table:table-cell>
          <table:table-cell office:value-type="percentage" office:value="0.94578373751857114" table:style-name="ce25">
            <text:p>94,6%</text:p>
          </table:table-cell>
          <table:table-cell office:value-type="date" office:date-value="2021-09-12T00:00:00" table:style-name="ce26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787338" table:style-name="ce6">
            <text:p>787.338</text:p>
          </table:table-cell>
          <table:table-cell office:value-type="float" office:value="743966" table:style-name="ce6">
            <text:p>743.966</text:p>
          </table:table-cell>
          <table:table-cell office:value-type="percentage" office:value="0.94491311228468589" table:style-name="ce27">
            <text:p>94,5%</text:p>
          </table:table-cell>
          <table:table-cell office:value-type="float" office:value="732634" table:style-name="ce6">
            <text:p>732.634</text:p>
          </table:table-cell>
          <table:table-cell office:value-type="percentage" office:value="0.93052031020984638" table:style-name="ce27">
            <text:p>93,1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676365" table:style-name="ce6">
            <text:p>676.365</text:p>
          </table:table-cell>
          <table:table-cell office:value-type="float" office:value="653528" table:style-name="ce6">
            <text:p>653.528</text:p>
          </table:table-cell>
          <table:table-cell office:value-type="percentage" office:value="0.9662356863527829" table:style-name="ce27">
            <text:p>96,6%</text:p>
          </table:table-cell>
          <table:table-cell office:value-type="float" office:value="647565" table:style-name="ce6">
            <text:p>647.565</text:p>
          </table:table-cell>
          <table:table-cell office:value-type="percentage" office:value="0.95741944068661156" table:style-name="ce27">
            <text:p>95,7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19258" table:style-name="ce6">
            <text:p>619.258</text:p>
          </table:table-cell>
          <table:table-cell office:value-type="float" office:value="552716" table:style-name="ce6">
            <text:p>552.716</text:p>
          </table:table-cell>
          <table:table-cell office:value-type="percentage" office:value="0.89254559488936758" table:style-name="ce27">
            <text:p>89,3%</text:p>
          </table:table-cell>
          <table:table-cell office:value-type="float" office:value="542775" table:style-name="ce6">
            <text:p>542.775</text:p>
          </table:table-cell>
          <table:table-cell office:value-type="percentage" office:value="0.87649251200630429" table:style-name="ce27">
            <text:p>87,6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218295" table:style-name="ce6">
            <text:p>1.218.295</text:p>
          </table:table-cell>
          <table:table-cell office:value-type="float" office:value="1100796" table:style-name="ce6">
            <text:p>1.100.796</text:p>
          </table:table-cell>
          <table:table-cell office:value-type="percentage" office:value="0.90355455780414429" table:style-name="ce27">
            <text:p>90,4%</text:p>
          </table:table-cell>
          <table:table-cell office:value-type="float" office:value="1081018" table:style-name="ce6">
            <text:p>1.081.018</text:p>
          </table:table-cell>
          <table:table-cell office:value-type="percentage" office:value="0.88732039448573619" table:style-name="ce27">
            <text:p>88,7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359186" table:style-name="ce6">
            <text:p>359.186</text:p>
          </table:table-cell>
          <table:table-cell office:value-type="float" office:value="344754" table:style-name="ce6">
            <text:p>344.754</text:p>
          </table:table-cell>
          <table:table-cell office:value-type="percentage" office:value="0.95982026025513245" table:style-name="ce27">
            <text:p>96,0%</text:p>
          </table:table-cell>
          <table:table-cell office:value-type="float" office:value="339526" table:style-name="ce6">
            <text:p>339.526</text:p>
          </table:table-cell>
          <table:table-cell office:value-type="percentage" office:value="0.94526512725997114" table:style-name="ce27">
            <text:p>94,5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532122" table:style-name="ce6">
            <text:p>1.532.122</text:p>
          </table:table-cell>
          <table:table-cell office:value-type="float" office:value="1464175" table:style-name="ce6">
            <text:p>1.464.175</text:p>
          </table:table-cell>
          <table:table-cell office:value-type="percentage" office:value="0.95565170397657628" table:style-name="ce27">
            <text:p>95,6%</text:p>
          </table:table-cell>
          <table:table-cell office:value-type="float" office:value="1443855" table:style-name="ce6">
            <text:p>1.443.855</text:p>
          </table:table-cell>
          <table:table-cell office:value-type="percentage" office:value="0.9423890525689208" table:style-name="ce27">
            <text:p>94,2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150822" table:style-name="ce6">
            <text:p>1.150.822</text:p>
          </table:table-cell>
          <table:table-cell office:value-type="float" office:value="1085470" table:style-name="ce6">
            <text:p>1.085.470</text:p>
          </table:table-cell>
          <table:table-cell office:value-type="percentage" office:value="0.94321276444141666" table:style-name="ce27">
            <text:p>94,3%</text:p>
          </table:table-cell>
          <table:table-cell office:value-type="float" office:value="1052697" table:style-name="ce6">
            <text:p>1.052.697</text:p>
          </table:table-cell>
          <table:table-cell office:value-type="percentage" office:value="0.91473485908333352" table:style-name="ce27">
            <text:p>91,5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4328607" table:style-name="ce6">
            <text:p>4.328.607</text:p>
          </table:table-cell>
          <table:table-cell office:value-type="float" office:value="3997140" table:style-name="ce6">
            <text:p>3.997.140</text:p>
          </table:table-cell>
          <table:table-cell office:value-type="percentage" office:value="0.92342409463367781" table:style-name="ce27">
            <text:p>92,3%</text:p>
          </table:table-cell>
          <table:table-cell office:value-type="float" office:value="3926443" table:style-name="ce6">
            <text:p>3.926.443</text:p>
          </table:table-cell>
          <table:table-cell office:value-type="percentage" office:value="0.90709158858727534" table:style-name="ce27">
            <text:p>90,7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899043" table:style-name="ce6">
            <text:p>2.899.043</text:p>
          </table:table-cell>
          <table:table-cell office:value-type="float" office:value="2757948" table:style-name="ce6">
            <text:p>2.757.948</text:p>
          </table:table-cell>
          <table:table-cell office:value-type="percentage" office:value="0.95133049078609733" table:style-name="ce27">
            <text:p>95,1%</text:p>
          </table:table-cell>
          <table:table-cell office:value-type="float" office:value="2715560" table:style-name="ce6">
            <text:p>2.715.560</text:p>
          </table:table-cell>
          <table:table-cell office:value-type="percentage" office:value="0.93670911400762247" table:style-name="ce27">
            <text:p>93,7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621888" table:style-name="ce6">
            <text:p>621.888</text:p>
          </table:table-cell>
          <table:table-cell office:value-type="float" office:value="612927" table:style-name="ce6">
            <text:p>612.927</text:p>
          </table:table-cell>
          <table:table-cell office:value-type="percentage" office:value="0.98559065297931459" table:style-name="ce27">
            <text:p>98,6%</text:p>
          </table:table-cell>
          <table:table-cell office:value-type="float" office:value="605456" table:style-name="ce6">
            <text:p>605.456</text:p>
          </table:table-cell>
          <table:table-cell office:value-type="percentage" office:value="0.97357723577235777" table:style-name="ce27">
            <text:p>97,4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720101" table:style-name="ce6">
            <text:p>1.720.101</text:p>
          </table:table-cell>
          <table:table-cell office:value-type="float" office:value="1671132" table:style-name="ce6">
            <text:p>1.671.132</text:p>
          </table:table-cell>
          <table:table-cell office:value-type="percentage" office:value="0.97153132286999422" table:style-name="ce27">
            <text:p>97,2%</text:p>
          </table:table-cell>
          <table:table-cell office:value-type="float" office:value="1655737" table:style-name="ce6">
            <text:p>1.655.737</text:p>
          </table:table-cell>
          <table:table-cell office:value-type="percentage" office:value="0.96258126703024993" table:style-name="ce27">
            <text:p>96,3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88661" table:style-name="ce6">
            <text:p>188.661</text:p>
          </table:table-cell>
          <table:table-cell office:value-type="float" office:value="181983" table:style-name="ce6">
            <text:p>181.983</text:p>
          </table:table-cell>
          <table:table-cell office:value-type="percentage" office:value="0.96460317712722821" table:style-name="ce27">
            <text:p>96,5%</text:p>
          </table:table-cell>
          <table:table-cell office:value-type="float" office:value="178801" table:style-name="ce6">
            <text:p>178.801</text:p>
          </table:table-cell>
          <table:table-cell office:value-type="percentage" office:value="0.94773694616269388" table:style-name="ce27">
            <text:p>94,8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3732280" table:style-name="ce6">
            <text:p>3.732.280</text:p>
          </table:table-cell>
          <table:table-cell office:value-type="float" office:value="3517548" table:style-name="ce6">
            <text:p>3.517.548</text:p>
          </table:table-cell>
          <table:table-cell office:value-type="percentage" office:value="0.94246626726826499" table:style-name="ce27">
            <text:p>94,2%</text:p>
          </table:table-cell>
          <table:table-cell office:value-type="float" office:value="3442857" table:style-name="ce6">
            <text:p>3.442.857</text:p>
          </table:table-cell>
          <table:table-cell office:value-type="percentage" office:value="0.92245410312195231" table:style-name="ce27">
            <text:p>92,2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786992" table:style-name="ce6">
            <text:p>786.992</text:p>
          </table:table-cell>
          <table:table-cell office:value-type="float" office:value="758146" table:style-name="ce6">
            <text:p>758.146</text:p>
          </table:table-cell>
          <table:table-cell office:value-type="percentage" office:value="0.9633465143228902" table:style-name="ce27">
            <text:p>96,3%</text:p>
          </table:table-cell>
          <table:table-cell office:value-type="float" office:value="739468" table:style-name="ce6">
            <text:p>739.468</text:p>
          </table:table-cell>
          <table:table-cell office:value-type="percentage" office:value="0.93961310915485796" table:style-name="ce27">
            <text:p>94,0%</text:p>
          </table:table-cell>
          <table:table-cell office:value-type="date" office:date-value="2021-09-12T00:00:00" table:style-name="ce9">
            <text:p>12/09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375498" table:style-name="ce6">
            <text:p>375.498</text:p>
          </table:table-cell>
          <table:table-cell office:value-type="float" office:value="356166" table:style-name="ce6">
            <text:p>356.166</text:p>
          </table:table-cell>
          <table:table-cell office:value-type="percentage" office:value="0.94851637026029434" table:style-name="ce27">
            <text:p>94,9%</text:p>
          </table:table-cell>
          <table:table-cell office:value-type="float" office:value="351210" table:style-name="ce6">
            <text:p>351.210</text:p>
          </table:table-cell>
          <table:table-cell office:value-type="percentage" office:value="0.93531789783167951" table:style-name="ce27">
            <text:p>93,5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353260" table:style-name="ce6">
            <text:p>1.353.260</text:p>
          </table:table-cell>
          <table:table-cell office:value-type="float" office:value="1294340" table:style-name="ce6">
            <text:p>1.294.340</text:p>
          </table:table-cell>
          <table:table-cell office:value-type="percentage" office:value="0.95646069491450281" table:style-name="ce27">
            <text:p>95,6%</text:p>
          </table:table-cell>
          <table:table-cell office:value-type="float" office:value="1274733" table:style-name="ce6">
            <text:p>1.274.733</text:p>
          </table:table-cell>
          <table:table-cell office:value-type="percentage" office:value="0.94197197877717509" table:style-name="ce27">
            <text:p>94,2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38978" table:style-name="ce6">
            <text:p>38.978</text:p>
          </table:table-cell>
          <table:table-cell office:value-type="float" office:value="35157" table:style-name="ce6">
            <text:p>35.157</text:p>
          </table:table-cell>
          <table:table-cell office:value-type="percentage" office:value="0.90197034224434292" table:style-name="ce27">
            <text:p>90,2%</text:p>
          </table:table-cell>
          <table:table-cell office:value-type="float" office:value="34201" table:style-name="ce6">
            <text:p>34.201</text:p>
          </table:table-cell>
          <table:table-cell office:value-type="percentage" office:value="0.87744368618194879" table:style-name="ce27">
            <text:p>87,7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37225" table:style-name="ce6">
            <text:p>37.225</text:p>
          </table:table-cell>
          <table:table-cell office:value-type="float" office:value="31851" table:style-name="ce6">
            <text:p>31.851</text:p>
          </table:table-cell>
          <table:table-cell office:value-type="percentage" office:value="0.85563465413028883" table:style-name="ce27">
            <text:p>85,6%</text:p>
          </table:table-cell>
          <table:table-cell office:value-type="float" office:value="31016" table:style-name="ce6">
            <text:p>31.016</text:p>
          </table:table-cell>
          <table:table-cell office:value-type="percentage" office:value="0.83320349227669577" table:style-name="ce27">
            <text:p>83,3%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4740" table:style-name="ce6">
            <text:p>34.740</text:p>
          </table:table-cell>
          <table:table-cell office:value-type="string" table:style-name="ce27">
            <text:p>-</text:p>
          </table:table-cell>
          <table:table-cell office:value-type="float" office:value="32744" table:style-name="ce6">
            <text:p>32.744</text:p>
          </table:table-cell>
          <table:table-cell office:value-type="string" table:style-name="ce27">
            <text:p>-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6">
            <text:p>-</text:p>
          </table:table-cell>
          <table:table-cell office:value-type="float" office:value="1659" table:style-name="ce6">
            <text:p>1.659</text:p>
          </table:table-cell>
          <table:table-cell office:value-type="string" table:style-name="ce27">
            <text:p>-</text:p>
          </table:table-cell>
          <table:table-cell office:value-type="float" office:value="1589" table:style-name="ce6">
            <text:p>1.589</text:p>
          </table:table-cell>
          <table:table-cell office:value-type="string" table:style-name="ce27">
            <text:p>-</text:p>
          </table:table-cell>
          <table:table-cell office:value-type="date" office:date-value="2021-09-13T00:00:00" table:style-name="ce9">
            <text:p>13/09/2021</text:p>
          </table:table-cell>
          <table:table-cell table:number-columns-repeated="16377" table:style-name="ce22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27056098" table:style-name="ce16">
            <text:p>27.056.098</text:p>
          </table:table-cell>
          <table:table-cell office:value-type="float" office:value="25642101" table:style-name="ce16">
            <text:p>25.642.101</text:p>
          </table:table-cell>
          <table:table-cell office:value-type="percentage" office:value="0.94773832501641586" table:style-name="ce17">
            <text:p>94,8%</text:p>
          </table:table-cell>
          <table:table-cell office:value-type="float" office:value="25209033" table:style-name="ce16">
            <text:p>25.209.033</text:p>
          </table:table-cell>
          <table:table-cell office:value-type="percentage" office:value="0.93173202580800829" table:style-name="ce17">
            <text:p>93,2%</text:p>
          </table:table-cell>
          <table:table-cell table:style-name="ce28"/>
          <table:table-cell table:number-columns-repeated="16377" table:style-name="ce22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9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2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44"/>
        <table:table-column table:style-name="co4" table:default-cell-style-name="ce48"/>
        <table:table-column table:style-name="co4" table:default-cell-style-name="ce22"/>
        <table:table-column table:style-name="co4" table:default-cell-style-name="ce48"/>
        <table:table-column table:style-name="co4" table:number-columns-repeated="2" table:default-cell-style-name="ce22"/>
        <table:table-column table:style-name="co4" table:default-cell-style-name="ce48"/>
        <table:table-column table:style-name="co4" table:number-columns-repeated="2" table:default-cell-style-name="ce22"/>
        <table:table-column table:style-name="co3" table:number-columns-repeated="20" table:default-cell-style-name="ce22"/>
        <table:table-column table:style-name="co4" table:number-columns-repeated="16344" table:default-cell-style-name="ce22"/>
        <table:table-row table:style-name="ro8">
          <table:table-cell table:style-name="ce29"/>
          <table:table-cell office:value-type="string" table:style-name="ce30">
            <text:p>Personas con al menos 1 dosis ≥80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70-7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60-6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50-5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40-4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30-3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20-2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con al menos 1 dosis 12-19 años</text:p>
          </table:table-cell>
          <table:table-cell office:value-type="string" table:style-name="ce31">
            <text:p>%</text:p>
          </table:table-cell>
          <table:table-cell office:value-type="string" table:style-name="ce32">
            <text:p>Total Personas con al menos 1 dosis</text:p>
          </table:table-cell>
          <table:table-cell office:value-type="string" table:style-name="ce32">
            <text:p>Total Población INE Población a Vacunar (1)</text:p>
          </table:table-cell>
          <table:table-cell office:value-type="string" table:style-name="ce33">
            <text:p>% Con al menos 1 dosis sobre Población a Vacunar INE</text:p>
          </table:table-cell>
          <table:table-cell office:value-type="string" table:style-name="ce33">
            <text:p>% Con al menos 1 dosis sobre Total Población INE</text:p>
          </table:table-cell>
          <table:table-cell table:number-columns-repeated="16363" table:style-name="ce34"/>
        </table:table-row>
        <table:table-row table:style-name="ro5">
          <table:table-cell office:value-type="string" table:style-name="ce35">
            <text:p>Andalucía</text:p>
          </table:table-cell>
          <table:table-cell office:value-type="float" office:value="433616" table:style-name="ce36">
            <text:p>433.616</text:p>
          </table:table-cell>
          <table:table-cell office:value-type="percentage" office:value="1" table:style-name="ce37">
            <text:p>100,0%</text:p>
          </table:table-cell>
          <table:table-cell office:value-type="float" office:value="653044" table:style-name="ce36">
            <text:p>653.044</text:p>
          </table:table-cell>
          <table:table-cell office:value-type="percentage" office:value="1" table:style-name="ce37">
            <text:p>100,0%</text:p>
          </table:table-cell>
          <table:table-cell office:value-type="float" office:value="923958" table:style-name="ce36">
            <text:p>923.958</text:p>
          </table:table-cell>
          <table:table-cell office:value-type="percentage" office:value="1" table:style-name="ce37">
            <text:p>100,0%</text:p>
          </table:table-cell>
          <table:table-cell office:value-type="float" office:value="1204337" table:style-name="ce36">
            <text:p>1.204.337</text:p>
          </table:table-cell>
          <table:table-cell office:value-type="percentage" office:value="0.95202925485031475" table:style-name="ce37">
            <text:p>95,2%</text:p>
          </table:table-cell>
          <table:table-cell office:value-type="float" office:value="1231004" table:style-name="ce36">
            <text:p>1.231.004</text:p>
          </table:table-cell>
          <table:table-cell office:value-type="percentage" office:value="0.88873839987177949" table:style-name="ce37">
            <text:p>88,9%</text:p>
          </table:table-cell>
          <table:table-cell office:value-type="float" office:value="899670" table:style-name="ce36">
            <text:p>899.670</text:p>
          </table:table-cell>
          <table:table-cell office:value-type="percentage" office:value="0.7890340172090049" table:style-name="ce37">
            <text:p>78,9%</text:p>
          </table:table-cell>
          <table:table-cell office:value-type="float" office:value="723997" table:style-name="ce36">
            <text:p>723.997</text:p>
          </table:table-cell>
          <table:table-cell office:value-type="percentage" office:value="0.77960463974363392" table:style-name="ce37">
            <text:p>78,0%</text:p>
          </table:table-cell>
          <table:table-cell office:value-type="float" office:value="618715" table:style-name="ce36">
            <text:p>618.715</text:p>
          </table:table-cell>
          <table:table-cell office:value-type="percentage" office:value="0.82176815994538499" table:style-name="ce37">
            <text:p>82,2%</text:p>
          </table:table-cell>
          <table:table-cell office:value-type="float" office:value="6688341" table:style-name="ce36">
            <text:p>6.688.341</text:p>
          </table:table-cell>
          <table:table-cell office:value-type="float" office:value="7451975" table:style-name="ce36">
            <text:p>7.451.975</text:p>
          </table:table-cell>
          <table:table-cell office:value-type="percentage" office:value="0.89752595788364831" table:style-name="ce37">
            <text:p>89,8%</text:p>
          </table:table-cell>
          <table:table-cell office:value-type="percentage" office:value="0.79017205095546517" table:style-name="ce3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ragón</text:p>
          </table:table-cell>
          <table:table-cell office:value-type="float" office:value="101124" table:style-name="ce39">
            <text:p>101.124</text:p>
          </table:table-cell>
          <table:table-cell office:value-type="percentage" office:value="1" table:style-name="ce40">
            <text:p>100,0%</text:p>
          </table:table-cell>
          <table:table-cell office:value-type="float" office:value="119054" table:style-name="ce39">
            <text:p>119.054</text:p>
          </table:table-cell>
          <table:table-cell office:value-type="percentage" office:value="1" table:style-name="ce40">
            <text:p>100,0%</text:p>
          </table:table-cell>
          <table:table-cell office:value-type="float" office:value="153850" table:style-name="ce39">
            <text:p>153.850</text:p>
          </table:table-cell>
          <table:table-cell office:value-type="percentage" office:value="0.98390325324397088" table:style-name="ce40">
            <text:p>98,4%</text:p>
          </table:table-cell>
          <table:table-cell office:value-type="float" office:value="184638" table:style-name="ce39">
            <text:p>184.638</text:p>
          </table:table-cell>
          <table:table-cell office:value-type="percentage" office:value="0.93126405939495427" table:style-name="ce40">
            <text:p>93,1%</text:p>
          </table:table-cell>
          <table:table-cell office:value-type="float" office:value="185300" table:style-name="ce39">
            <text:p>185.300</text:p>
          </table:table-cell>
          <table:table-cell office:value-type="percentage" office:value="0.86208901894920975" table:style-name="ce40">
            <text:p>86,2%</text:p>
          </table:table-cell>
          <table:table-cell office:value-type="float" office:value="121826" table:style-name="ce39">
            <text:p>121.826</text:p>
          </table:table-cell>
          <table:table-cell office:value-type="percentage" office:value="0.74154827556821645" table:style-name="ce40">
            <text:p>74,2%</text:p>
          </table:table-cell>
          <table:table-cell office:value-type="float" office:value="99141" table:style-name="ce39">
            <text:p>99.141</text:p>
          </table:table-cell>
          <table:table-cell office:value-type="percentage" office:value="0.76027791197920258" table:style-name="ce40">
            <text:p>76,0%</text:p>
          </table:table-cell>
          <table:table-cell office:value-type="float" office:value="83537" table:style-name="ce39">
            <text:p>83.537</text:p>
          </table:table-cell>
          <table:table-cell office:value-type="percentage" office:value="0.81018145845658474" table:style-name="ce40">
            <text:p>81,0%</text:p>
          </table:table-cell>
          <table:table-cell office:value-type="float" office:value="1048470" table:style-name="ce39">
            <text:p>1.048.470</text:p>
          </table:table-cell>
          <table:table-cell office:value-type="float" office:value="1185134" table:style-name="ce39">
            <text:p>1.185.134</text:p>
          </table:table-cell>
          <table:table-cell office:value-type="percentage" office:value="0.88468476982349675" table:style-name="ce40">
            <text:p>88,5%</text:p>
          </table:table-cell>
          <table:table-cell office:value-type="percentage" office:value="0.78868444272603022" table:style-name="ce40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sturias<text:s/></text:p>
          </table:table-cell>
          <table:table-cell office:value-type="float" office:value="88858" table:style-name="ce39">
            <text:p>88.858</text:p>
          </table:table-cell>
          <table:table-cell office:value-type="percentage" office:value="1" table:style-name="ce40">
            <text:p>100,0%</text:p>
          </table:table-cell>
          <table:table-cell office:value-type="float" office:value="114241" table:style-name="ce39">
            <text:p>114.241</text:p>
          </table:table-cell>
          <table:table-cell office:value-type="percentage" office:value="1" table:style-name="ce40">
            <text:p>100,0%</text:p>
          </table:table-cell>
          <table:table-cell office:value-type="float" office:value="147836" table:style-name="ce39">
            <text:p>147.836</text:p>
          </table:table-cell>
          <table:table-cell office:value-type="percentage" office:value="0.98786518055221451" table:style-name="ce40">
            <text:p>98,8%</text:p>
          </table:table-cell>
          <table:table-cell office:value-type="float" office:value="152740" table:style-name="ce39">
            <text:p>152.740</text:p>
          </table:table-cell>
          <table:table-cell office:value-type="percentage" office:value="0.93910049494297398" table:style-name="ce40">
            <text:p>93,9%</text:p>
          </table:table-cell>
          <table:table-cell office:value-type="float" office:value="149853" table:style-name="ce39">
            <text:p>149.853</text:p>
          </table:table-cell>
          <table:table-cell office:value-type="percentage" office:value="0.8973609672261712" table:style-name="ce40">
            <text:p>89,7%</text:p>
          </table:table-cell>
          <table:table-cell office:value-type="float" office:value="89705" table:style-name="ce39">
            <text:p>89.705</text:p>
          </table:table-cell>
          <table:table-cell office:value-type="percentage" office:value="0.78378520065355484" table:style-name="ce40">
            <text:p>78,4%</text:p>
          </table:table-cell>
          <table:table-cell office:value-type="float" office:value="64863" table:style-name="ce39">
            <text:p>64.863</text:p>
          </table:table-cell>
          <table:table-cell office:value-type="percentage" office:value="0.81989862345312281" table:style-name="ce40">
            <text:p>82,0%</text:p>
          </table:table-cell>
          <table:table-cell office:value-type="float" office:value="58730" table:style-name="ce39">
            <text:p>58.730</text:p>
          </table:table-cell>
          <table:table-cell office:value-type="percentage" office:value="0.91765624999999995" table:style-name="ce40">
            <text:p>91,8%</text:p>
          </table:table-cell>
          <table:table-cell office:value-type="float" office:value="866826" table:style-name="ce39">
            <text:p>866.826</text:p>
          </table:table-cell>
          <table:table-cell office:value-type="float" office:value="933927" table:style-name="ce39">
            <text:p>933.927</text:p>
          </table:table-cell>
          <table:table-cell office:value-type="percentage" office:value="0.92815177203357435" table:style-name="ce40">
            <text:p>92,8%</text:p>
          </table:table-cell>
          <table:table-cell office:value-type="percentage" office:value="0.85084375098156229" table:style-name="ce40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Baleares</text:p>
          </table:table-cell>
          <table:table-cell office:value-type="float" office:value="51374" table:style-name="ce39">
            <text:p>51.374</text:p>
          </table:table-cell>
          <table:table-cell office:value-type="percentage" office:value="1" table:style-name="ce40">
            <text:p>100,0%</text:p>
          </table:table-cell>
          <table:table-cell office:value-type="float" office:value="79012" table:style-name="ce39">
            <text:p>79.012</text:p>
          </table:table-cell>
          <table:table-cell office:value-type="percentage" office:value="0.9813204828853892" table:style-name="ce40">
            <text:p>98,1%</text:p>
          </table:table-cell>
          <table:table-cell office:value-type="float" office:value="109613" table:style-name="ce39">
            <text:p>109.613</text:p>
          </table:table-cell>
          <table:table-cell office:value-type="percentage" office:value="0.93501718828637481" table:style-name="ce40">
            <text:p>93,5%</text:p>
          </table:table-cell>
          <table:table-cell office:value-type="float" office:value="148722" table:style-name="ce39">
            <text:p>148.722</text:p>
          </table:table-cell>
          <table:table-cell office:value-type="percentage" office:value="0.89701261180841629" table:style-name="ce40">
            <text:p>89,7%</text:p>
          </table:table-cell>
          <table:table-cell office:value-type="float" office:value="163995" table:style-name="ce39">
            <text:p>163.995</text:p>
          </table:table-cell>
          <table:table-cell office:value-type="percentage" office:value="0.79542808916826724" table:style-name="ce40">
            <text:p>79,5%</text:p>
          </table:table-cell>
          <table:table-cell office:value-type="float" office:value="120413" table:style-name="ce39">
            <text:p>120.413</text:p>
          </table:table-cell>
          <table:table-cell office:value-type="percentage" office:value="0.66093080186840991" table:style-name="ce40">
            <text:p>66,1%</text:p>
          </table:table-cell>
          <table:table-cell office:value-type="float" office:value="91600" table:style-name="ce39">
            <text:p>91.600</text:p>
          </table:table-cell>
          <table:table-cell office:value-type="percentage" office:value="0.66404720824694441" table:style-name="ce40">
            <text:p>66,4%</text:p>
          </table:table-cell>
          <table:table-cell office:value-type="float" office:value="71339" table:style-name="ce39">
            <text:p>71.339</text:p>
          </table:table-cell>
          <table:table-cell office:value-type="percentage" office:value="0.74716170925848346" table:style-name="ce40">
            <text:p>74,7%</text:p>
          </table:table-cell>
          <table:table-cell office:value-type="float" office:value="836068" table:style-name="ce39">
            <text:p>836.068</text:p>
          </table:table-cell>
          <table:table-cell office:value-type="float" office:value="1034867" table:style-name="ce39">
            <text:p>1.034.867</text:p>
          </table:table-cell>
          <table:table-cell office:value-type="percentage" office:value="0.80789898605328025" table:style-name="ce40">
            <text:p>80,8%</text:p>
          </table:table-cell>
          <table:table-cell office:value-type="percentage" office:value="0.71364687425045437" table:style-name="ce40">
            <text:p>71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arias</text:p>
          </table:table-cell>
          <table:table-cell office:value-type="float" office:value="92803" table:style-name="ce39">
            <text:p>92.803</text:p>
          </table:table-cell>
          <table:table-cell office:value-type="percentage" office:value="1" table:style-name="ce40">
            <text:p>100,0%</text:p>
          </table:table-cell>
          <table:table-cell office:value-type="float" office:value="150985" table:style-name="ce39">
            <text:p>150.985</text:p>
          </table:table-cell>
          <table:table-cell office:value-type="percentage" office:value="0.97705314791206943" table:style-name="ce40">
            <text:p>97,7%</text:p>
          </table:table-cell>
          <table:table-cell office:value-type="float" office:value="223428" table:style-name="ce39">
            <text:p>223.428</text:p>
          </table:table-cell>
          <table:table-cell office:value-type="percentage" office:value="0.9503853810423154" table:style-name="ce40">
            <text:p>95,0%</text:p>
          </table:table-cell>
          <table:table-cell office:value-type="float" office:value="318867" table:style-name="ce39">
            <text:p>318.867</text:p>
          </table:table-cell>
          <table:table-cell office:value-type="percentage" office:value="0.90971778426986805" table:style-name="ce40">
            <text:p>91,0%</text:p>
          </table:table-cell>
          <table:table-cell office:value-type="float" office:value="314713" table:style-name="ce39">
            <text:p>314.713</text:p>
          </table:table-cell>
          <table:table-cell office:value-type="percentage" office:value="0.81127488889576305" table:style-name="ce40">
            <text:p>81,1%</text:p>
          </table:table-cell>
          <table:table-cell office:value-type="float" office:value="224221" table:style-name="ce39">
            <text:p>224.221</text:p>
          </table:table-cell>
          <table:table-cell office:value-type="percentage" office:value="0.72112088095866" table:style-name="ce40">
            <text:p>72,1%</text:p>
          </table:table-cell>
          <table:table-cell office:value-type="float" office:value="180939" table:style-name="ce39">
            <text:p>180.939</text:p>
          </table:table-cell>
          <table:table-cell office:value-type="percentage" office:value="0.71873063539730209" table:style-name="ce40">
            <text:p>71,9%</text:p>
          </table:table-cell>
          <table:table-cell office:value-type="float" office:value="142390" table:style-name="ce39">
            <text:p>142.390</text:p>
          </table:table-cell>
          <table:table-cell office:value-type="percentage" office:value="0.79194869769795939" table:style-name="ce40">
            <text:p>79,2%</text:p>
          </table:table-cell>
          <table:table-cell office:value-type="float" office:value="1648346" table:style-name="ce39">
            <text:p>1.648.346</text:p>
          </table:table-cell>
          <table:table-cell office:value-type="float" office:value="1960774" table:style-name="ce39">
            <text:p>1.960.774</text:p>
          </table:table-cell>
          <table:table-cell office:value-type="percentage" office:value="0.84066088187623866" table:style-name="ce40">
            <text:p>84,1%</text:p>
          </table:table-cell>
          <table:table-cell office:value-type="percentage" office:value="0.75752865872041297" table:style-name="ce40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tabria</text:p>
          </table:table-cell>
          <table:table-cell office:value-type="float" office:value="42390" table:style-name="ce39">
            <text:p>42.390</text:p>
          </table:table-cell>
          <table:table-cell office:value-type="percentage" office:value="1" table:style-name="ce40">
            <text:p>100,0%</text:p>
          </table:table-cell>
          <table:table-cell office:value-type="float" office:value="55988" table:style-name="ce39">
            <text:p>55.988</text:p>
          </table:table-cell>
          <table:table-cell office:value-type="percentage" office:value="1" table:style-name="ce40">
            <text:p>100,0%</text:p>
          </table:table-cell>
          <table:table-cell office:value-type="float" office:value="76268" table:style-name="ce39">
            <text:p>76.268</text:p>
          </table:table-cell>
          <table:table-cell office:value-type="percentage" office:value="0.98607537655957078" table:style-name="ce40">
            <text:p>98,6%</text:p>
          </table:table-cell>
          <table:table-cell office:value-type="float" office:value="83562" table:style-name="ce39">
            <text:p>83.562</text:p>
          </table:table-cell>
          <table:table-cell office:value-type="percentage" office:value="0.9288382019474456" table:style-name="ce40">
            <text:p>92,9%</text:p>
          </table:table-cell>
          <table:table-cell office:value-type="float" office:value="86546" table:style-name="ce39">
            <text:p>86.546</text:p>
          </table:table-cell>
          <table:table-cell office:value-type="percentage" office:value="0.88520901308185618" table:style-name="ce40">
            <text:p>88,5%</text:p>
          </table:table-cell>
          <table:table-cell office:value-type="float" office:value="52604" table:style-name="ce39">
            <text:p>52.604</text:p>
          </table:table-cell>
          <table:table-cell office:value-type="percentage" office:value="0.74644189973465014" table:style-name="ce40">
            <text:p>74,6%</text:p>
          </table:table-cell>
          <table:table-cell office:value-type="float" office:value="38109" table:style-name="ce39">
            <text:p>38.109</text:p>
          </table:table-cell>
          <table:table-cell office:value-type="percentage" office:value="0.75455895455895461" table:style-name="ce40">
            <text:p>75,5%</text:p>
          </table:table-cell>
          <table:table-cell office:value-type="float" office:value="35821" table:style-name="ce39">
            <text:p>35.821</text:p>
          </table:table-cell>
          <table:table-cell office:value-type="percentage" office:value="0.81479880808861993" table:style-name="ce40">
            <text:p>81,5%</text:p>
          </table:table-cell>
          <table:table-cell office:value-type="float" office:value="471288" table:style-name="ce39">
            <text:p>471.288</text:p>
          </table:table-cell>
          <table:table-cell office:value-type="float" office:value="524127" table:style-name="ce39">
            <text:p>524.127</text:p>
          </table:table-cell>
          <table:table-cell office:value-type="percentage" office:value="0.89918664751100397" table:style-name="ce40">
            <text:p>89,9%</text:p>
          </table:table-cell>
          <table:table-cell office:value-type="percentage" office:value="0.80851596743894805" table:style-name="ce40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y Leon</text:p>
          </table:table-cell>
          <table:table-cell office:value-type="float" office:value="229140" table:style-name="ce39">
            <text:p>229.140</text:p>
          </table:table-cell>
          <table:table-cell office:value-type="percentage" office:value="1" table:style-name="ce40">
            <text:p>100,0%</text:p>
          </table:table-cell>
          <table:table-cell office:value-type="float" office:value="250121" table:style-name="ce39">
            <text:p>250.121</text:p>
          </table:table-cell>
          <table:table-cell office:value-type="percentage" office:value="1" table:style-name="ce40">
            <text:p>100,0%</text:p>
          </table:table-cell>
          <table:table-cell office:value-type="float" office:value="318813" table:style-name="ce39">
            <text:p>318.813</text:p>
          </table:table-cell>
          <table:table-cell office:value-type="percentage" office:value="1" table:style-name="ce40">
            <text:p>100,0%</text:p>
          </table:table-cell>
          <table:table-cell office:value-type="float" office:value="349735" table:style-name="ce39">
            <text:p>349.735</text:p>
          </table:table-cell>
          <table:table-cell office:value-type="percentage" office:value="0.91751820030169873" table:style-name="ce40">
            <text:p>91,8%</text:p>
          </table:table-cell>
          <table:table-cell office:value-type="float" office:value="316366" table:style-name="ce39">
            <text:p>316.366</text:p>
          </table:table-cell>
          <table:table-cell office:value-type="percentage" office:value="0.87080001651504935" table:style-name="ce40">
            <text:p>87,1%</text:p>
          </table:table-cell>
          <table:table-cell office:value-type="float" office:value="206099" table:style-name="ce39">
            <text:p>206.099</text:p>
          </table:table-cell>
          <table:table-cell office:value-type="percentage" office:value="0.76964930559445521" table:style-name="ce40">
            <text:p>77,0%</text:p>
          </table:table-cell>
          <table:table-cell office:value-type="float" office:value="162967" table:style-name="ce39">
            <text:p>162.967</text:p>
          </table:table-cell>
          <table:table-cell office:value-type="percentage" office:value="0.77233348814725644" table:style-name="ce40">
            <text:p>77,2%</text:p>
          </table:table-cell>
          <table:table-cell office:value-type="float" office:value="130788" table:style-name="ce39">
            <text:p>130.788</text:p>
          </table:table-cell>
          <table:table-cell office:value-type="percentage" office:value="0.79101498711761076" table:style-name="ce40">
            <text:p>79,1%</text:p>
          </table:table-cell>
          <table:table-cell office:value-type="float" office:value="1964029" table:style-name="ce39">
            <text:p>1.964.029</text:p>
          </table:table-cell>
          <table:table-cell office:value-type="float" office:value="2176253" table:style-name="ce39">
            <text:p>2.176.253</text:p>
          </table:table-cell>
          <table:table-cell office:value-type="percentage" office:value="0.90248192650394965" table:style-name="ce40">
            <text:p>90,2%</text:p>
          </table:table-cell>
          <table:table-cell office:value-type="percentage" office:value="0.82008194017498726" table:style-name="ce40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- La Mancha</text:p>
          </table:table-cell>
          <table:table-cell office:value-type="float" office:value="137658" table:style-name="ce39">
            <text:p>137.658</text:p>
          </table:table-cell>
          <table:table-cell office:value-type="percentage" office:value="1" table:style-name="ce40">
            <text:p>100,0%</text:p>
          </table:table-cell>
          <table:table-cell office:value-type="float" office:value="157863" table:style-name="ce39">
            <text:p>157.863</text:p>
          </table:table-cell>
          <table:table-cell office:value-type="percentage" office:value="0.99221877926600088" table:style-name="ce40">
            <text:p>99,2%</text:p>
          </table:table-cell>
          <table:table-cell office:value-type="float" office:value="221060" table:style-name="ce39">
            <text:p>221.060</text:p>
          </table:table-cell>
          <table:table-cell office:value-type="percentage" office:value="1" table:style-name="ce40">
            <text:p>100,0%</text:p>
          </table:table-cell>
          <table:table-cell office:value-type="float" office:value="284712" table:style-name="ce39">
            <text:p>284.712</text:p>
          </table:table-cell>
          <table:table-cell office:value-type="percentage" office:value="0.92595893039502009" table:style-name="ce40">
            <text:p>92,6%</text:p>
          </table:table-cell>
          <table:table-cell office:value-type="float" office:value="284177" table:style-name="ce39">
            <text:p>284.177</text:p>
          </table:table-cell>
          <table:table-cell office:value-type="percentage" office:value="0.85956655223000256" table:style-name="ce40">
            <text:p>86,0%</text:p>
          </table:table-cell>
          <table:table-cell office:value-type="float" office:value="200836" table:style-name="ce39">
            <text:p>200.836</text:p>
          </table:table-cell>
          <table:table-cell office:value-type="percentage" office:value="0.75530366564999751" table:style-name="ce40">
            <text:p>75,5%</text:p>
          </table:table-cell>
          <table:table-cell office:value-type="float" office:value="165688" table:style-name="ce39">
            <text:p>165.688</text:p>
          </table:table-cell>
          <table:table-cell office:value-type="percentage" office:value="0.75972653366286236" table:style-name="ce40">
            <text:p>76,0%</text:p>
          </table:table-cell>
          <table:table-cell office:value-type="float" office:value="139593" table:style-name="ce39">
            <text:p>139.593</text:p>
          </table:table-cell>
          <table:table-cell office:value-type="percentage" office:value="0.80238774055595152" table:style-name="ce40">
            <text:p>80,2%</text:p>
          </table:table-cell>
          <table:table-cell office:value-type="float" office:value="1591587" table:style-name="ce39">
            <text:p>1.591.587</text:p>
          </table:table-cell>
          <table:table-cell office:value-type="float" office:value="1808784" table:style-name="ce39">
            <text:p>1.808.784</text:p>
          </table:table-cell>
          <table:table-cell office:value-type="percentage" office:value="0.87992098559031928" table:style-name="ce40">
            <text:p>88,0%</text:p>
          </table:table-cell>
          <table:table-cell office:value-type="percentage" office:value="0.77819805292435384" table:style-name="ce40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taluña</text:p>
          </table:table-cell>
          <table:table-cell office:value-type="float" office:value="458113" table:style-name="ce39">
            <text:p>458.113</text:p>
          </table:table-cell>
          <table:table-cell office:value-type="percentage" office:value="1" table:style-name="ce40">
            <text:p>100,0%</text:p>
          </table:table-cell>
          <table:table-cell office:value-type="float" office:value="617182" table:style-name="ce39">
            <text:p>617.182</text:p>
          </table:table-cell>
          <table:table-cell office:value-type="percentage" office:value="0.97149342349659684" table:style-name="ce40">
            <text:p>97,1%</text:p>
          </table:table-cell>
          <table:table-cell office:value-type="float" office:value="795322" table:style-name="ce39">
            <text:p>795.322</text:p>
          </table:table-cell>
          <table:table-cell office:value-type="percentage" office:value="0.94954297121243958" table:style-name="ce40">
            <text:p>95,0%</text:p>
          </table:table-cell>
          <table:table-cell office:value-type="float" office:value="1016633" table:style-name="ce39">
            <text:p>1.016.633</text:p>
          </table:table-cell>
          <table:table-cell office:value-type="percentage" office:value="0.93117019912436572" table:style-name="ce40">
            <text:p>93,1%</text:p>
          </table:table-cell>
          <table:table-cell office:value-type="float" office:value="1109890" table:style-name="ce39">
            <text:p>1.109.890</text:p>
          </table:table-cell>
          <table:table-cell office:value-type="percentage" office:value="0.84289788153452994" table:style-name="ce40">
            <text:p>84,3%</text:p>
          </table:table-cell>
          <table:table-cell office:value-type="float" office:value="739470" table:style-name="ce39">
            <text:p>739.470</text:p>
          </table:table-cell>
          <table:table-cell office:value-type="percentage" office:value="0.70786252263911809" table:style-name="ce40">
            <text:p>70,8%</text:p>
          </table:table-cell>
          <table:table-cell office:value-type="float" office:value="585334" table:style-name="ce39">
            <text:p>585.334</text:p>
          </table:table-cell>
          <table:table-cell office:value-type="percentage" office:value="0.69771078808250941" table:style-name="ce40">
            <text:p>69,8%</text:p>
          </table:table-cell>
          <table:table-cell office:value-type="float" office:value="483324" table:style-name="ce39">
            <text:p>483.324</text:p>
          </table:table-cell>
          <table:table-cell office:value-type="percentage" office:value="0.73658799754940063" table:style-name="ce40">
            <text:p>73,7%</text:p>
          </table:table-cell>
          <table:table-cell office:value-type="float" office:value="5805268" table:style-name="ce39">
            <text:p>5.805.268</text:p>
          </table:table-cell>
          <table:table-cell office:value-type="float" office:value="6868360" table:style-name="ce39">
            <text:p>6.868.360</text:p>
          </table:table-cell>
          <table:table-cell office:value-type="percentage" office:value="0.84521894600748937" table:style-name="ce40">
            <text:p>84,5%</text:p>
          </table:table-cell>
          <table:table-cell office:value-type="percentage" office:value="0.74613246819379631" table:style-name="ce40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. Valenciana</text:p>
          </table:table-cell>
          <table:table-cell office:value-type="float" office:value="296914" table:style-name="ce39">
            <text:p>296.914</text:p>
          </table:table-cell>
          <table:table-cell office:value-type="percentage" office:value="1" table:style-name="ce40">
            <text:p>100,0%</text:p>
          </table:table-cell>
          <table:table-cell office:value-type="float" office:value="433814" table:style-name="ce39">
            <text:p>433.814</text:p>
          </table:table-cell>
          <table:table-cell office:value-type="percentage" office:value="0.99075507808396257" table:style-name="ce40">
            <text:p>99,1%</text:p>
          </table:table-cell>
          <table:table-cell office:value-type="float" office:value="567894" table:style-name="ce39">
            <text:p>567.894</text:p>
          </table:table-cell>
          <table:table-cell office:value-type="percentage" office:value="0.97790015291151799" table:style-name="ce40">
            <text:p>97,8%</text:p>
          </table:table-cell>
          <table:table-cell office:value-type="float" office:value="712255" table:style-name="ce39">
            <text:p>712.255</text:p>
          </table:table-cell>
          <table:table-cell office:value-type="percentage" office:value="0.94672711854043545" table:style-name="ce40">
            <text:p>94,7%</text:p>
          </table:table-cell>
          <table:table-cell office:value-type="float" office:value="747071" table:style-name="ce39">
            <text:p>747.071</text:p>
          </table:table-cell>
          <table:table-cell office:value-type="percentage" office:value="0.87726811556762185" table:style-name="ce40">
            <text:p>87,7%</text:p>
          </table:table-cell>
          <table:table-cell office:value-type="float" office:value="497530" table:style-name="ce39">
            <text:p>497.530</text:p>
          </table:table-cell>
          <table:table-cell office:value-type="percentage" office:value="0.76689494866352526" table:style-name="ce40">
            <text:p>76,7%</text:p>
          </table:table-cell>
          <table:table-cell office:value-type="float" office:value="409323" table:style-name="ce39">
            <text:p>409.323</text:p>
          </table:table-cell>
          <table:table-cell office:value-type="percentage" office:value="0.79306797177433419" table:style-name="ce40">
            <text:p>79,3%</text:p>
          </table:table-cell>
          <table:table-cell office:value-type="float" office:value="349249" table:style-name="ce39">
            <text:p>349.249</text:p>
          </table:table-cell>
          <table:table-cell office:value-type="percentage" office:value="0.82267019369610228" table:style-name="ce40">
            <text:p>82,3%</text:p>
          </table:table-cell>
          <table:table-cell office:value-type="float" office:value="4014050" table:style-name="ce39">
            <text:p>4.014.050</text:p>
          </table:table-cell>
          <table:table-cell office:value-type="float" office:value="4488459" table:style-name="ce39">
            <text:p>4.488.459</text:p>
          </table:table-cell>
          <table:table-cell office:value-type="percentage" office:value="0.89430470457678235" table:style-name="ce40">
            <text:p>89,4%</text:p>
          </table:table-cell>
          <table:table-cell office:value-type="percentage" office:value="0.79370571917760135" table:style-name="ce40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Extremadura</text:p>
          </table:table-cell>
          <table:table-cell office:value-type="float" office:value="78200" table:style-name="ce39">
            <text:p>78.200</text:p>
          </table:table-cell>
          <table:table-cell office:value-type="percentage" office:value="1" table:style-name="ce40">
            <text:p>100,0%</text:p>
          </table:table-cell>
          <table:table-cell office:value-type="float" office:value="95838" table:style-name="ce39">
            <text:p>95.838</text:p>
          </table:table-cell>
          <table:table-cell office:value-type="percentage" office:value="1" table:style-name="ce40">
            <text:p>100,0%</text:p>
          </table:table-cell>
          <table:table-cell office:value-type="float" office:value="132471" table:style-name="ce39">
            <text:p>132.471</text:p>
          </table:table-cell>
          <table:table-cell office:value-type="percentage" office:value="1" table:style-name="ce40">
            <text:p>100,0%</text:p>
          </table:table-cell>
          <table:table-cell office:value-type="float" office:value="160975" table:style-name="ce39">
            <text:p>160.975</text:p>
          </table:table-cell>
          <table:table-cell office:value-type="percentage" office:value="0.95129893154311651" table:style-name="ce40">
            <text:p>95,1%</text:p>
          </table:table-cell>
          <table:table-cell office:value-type="float" office:value="145443" table:style-name="ce39">
            <text:p>145.443</text:p>
          </table:table-cell>
          <table:table-cell office:value-type="percentage" office:value="0.91190264210565919" table:style-name="ce40">
            <text:p>91,2%</text:p>
          </table:table-cell>
          <table:table-cell office:value-type="float" office:value="111451" table:style-name="ce39">
            <text:p>111.451</text:p>
          </table:table-cell>
          <table:table-cell office:value-type="percentage" office:value="0.83497029495276409" table:style-name="ce40">
            <text:p>83,5%</text:p>
          </table:table-cell>
          <table:table-cell office:value-type="float" office:value="89742" table:style-name="ce39">
            <text:p>89.742</text:p>
          </table:table-cell>
          <table:table-cell office:value-type="percentage" office:value="0.79193434521708439" table:style-name="ce40">
            <text:p>79,2%</text:p>
          </table:table-cell>
          <table:table-cell office:value-type="float" office:value="72465" table:style-name="ce39">
            <text:p>72.465</text:p>
          </table:table-cell>
          <table:table-cell office:value-type="percentage" office:value="0.85504424778761057" table:style-name="ce40">
            <text:p>85,5%</text:p>
          </table:table-cell>
          <table:table-cell office:value-type="float" office:value="886585" table:style-name="ce39">
            <text:p>886.585</text:p>
          </table:table-cell>
          <table:table-cell office:value-type="float" office:value="953437" table:style-name="ce39">
            <text:p>953.437</text:p>
          </table:table-cell>
          <table:table-cell office:value-type="percentage" office:value="0.92988314907015357" table:style-name="ce40">
            <text:p>93,0%</text:p>
          </table:table-cell>
          <table:table-cell office:value-type="percentage" office:value="0.83326675983823106" table:style-name="ce40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Galicia</text:p>
          </table:table-cell>
          <table:table-cell office:value-type="float" office:value="241944" table:style-name="ce39">
            <text:p>241.944</text:p>
          </table:table-cell>
          <table:table-cell office:value-type="percentage" office:value="1" table:style-name="ce40">
            <text:p>100,0%</text:p>
          </table:table-cell>
          <table:table-cell office:value-type="float" office:value="290864" table:style-name="ce39">
            <text:p>290.864</text:p>
          </table:table-cell>
          <table:table-cell office:value-type="percentage" office:value="1" table:style-name="ce40">
            <text:p>100,0%</text:p>
          </table:table-cell>
          <table:table-cell office:value-type="float" office:value="344474" table:style-name="ce39">
            <text:p>344.474</text:p>
          </table:table-cell>
          <table:table-cell office:value-type="percentage" office:value="0.99292934824905532" table:style-name="ce40">
            <text:p>99,3%</text:p>
          </table:table-cell>
          <table:table-cell office:value-type="float" office:value="389058" table:style-name="ce39">
            <text:p>389.058</text:p>
          </table:table-cell>
          <table:table-cell office:value-type="percentage" office:value="0.95853299793785984" table:style-name="ce40">
            <text:p>95,9%</text:p>
          </table:table-cell>
          <table:table-cell office:value-type="float" office:value="404792" table:style-name="ce39">
            <text:p>404.792</text:p>
          </table:table-cell>
          <table:table-cell office:value-type="percentage" office:value="0.91329607577258298" table:style-name="ce40">
            <text:p>91,3%</text:p>
          </table:table-cell>
          <table:table-cell office:value-type="float" office:value="259414" table:style-name="ce39">
            <text:p>259.414</text:p>
          </table:table-cell>
          <table:table-cell office:value-type="percentage" office:value="0.80212610696086672" table:style-name="ce40">
            <text:p>80,2%</text:p>
          </table:table-cell>
          <table:table-cell office:value-type="float" office:value="193894" table:style-name="ce39">
            <text:p>193.894</text:p>
          </table:table-cell>
          <table:table-cell office:value-type="percentage" office:value="0.83943700997051707" table:style-name="ce40">
            <text:p>83,9%</text:p>
          </table:table-cell>
          <table:table-cell office:value-type="float" office:value="162872" table:style-name="ce39">
            <text:p>162.872</text:p>
          </table:table-cell>
          <table:table-cell office:value-type="percentage" office:value="0.90480925741776708" table:style-name="ce40">
            <text:p>90,5%</text:p>
          </table:table-cell>
          <table:table-cell office:value-type="float" office:value="2287312" table:style-name="ce39">
            <text:p>2.287.312</text:p>
          </table:table-cell>
          <table:table-cell office:value-type="float" office:value="2454497" table:style-name="ce39">
            <text:p>2.454.497</text:p>
          </table:table-cell>
          <table:table-cell office:value-type="percentage" office:value="0.93188624797667297" table:style-name="ce40">
            <text:p>93,2%</text:p>
          </table:table-cell>
          <table:table-cell office:value-type="percentage" office:value="0.84658224699730067" table:style-name="ce40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La Rioja</text:p>
          </table:table-cell>
          <table:table-cell office:value-type="float" office:value="23347" table:style-name="ce39">
            <text:p>23.347</text:p>
          </table:table-cell>
          <table:table-cell office:value-type="percentage" office:value="1" table:style-name="ce40">
            <text:p>100,0%</text:p>
          </table:table-cell>
          <table:table-cell office:value-type="float" office:value="28627" table:style-name="ce39">
            <text:p>28.627</text:p>
          </table:table-cell>
          <table:table-cell office:value-type="percentage" office:value="1" table:style-name="ce40">
            <text:p>100,0%</text:p>
          </table:table-cell>
          <table:table-cell office:value-type="float" office:value="37895" table:style-name="ce39">
            <text:p>37.895</text:p>
          </table:table-cell>
          <table:table-cell office:value-type="percentage" office:value="1" table:style-name="ce40">
            <text:p>100,0%</text:p>
          </table:table-cell>
          <table:table-cell office:value-type="float" office:value="45128" table:style-name="ce39">
            <text:p>45.128</text:p>
          </table:table-cell>
          <table:table-cell office:value-type="percentage" office:value="0.94679422625041965" table:style-name="ce40">
            <text:p>94,7%</text:p>
          </table:table-cell>
          <table:table-cell office:value-type="float" office:value="46986" table:style-name="ce39">
            <text:p>46.986</text:p>
          </table:table-cell>
          <table:table-cell office:value-type="percentage" office:value="0.88741571760439686" table:style-name="ce40">
            <text:p>88,7%</text:p>
          </table:table-cell>
          <table:table-cell office:value-type="float" office:value="30012" table:style-name="ce39">
            <text:p>30.012</text:p>
          </table:table-cell>
          <table:table-cell office:value-type="percentage" office:value="0.76329509906152238" table:style-name="ce40">
            <text:p>76,3%</text:p>
          </table:table-cell>
          <table:table-cell office:value-type="float" office:value="22240" table:style-name="ce39">
            <text:p>22.240</text:p>
          </table:table-cell>
          <table:table-cell office:value-type="percentage" office:value="0.73018582966708256" table:style-name="ce40">
            <text:p>73,0%</text:p>
          </table:table-cell>
          <table:table-cell office:value-type="float" office:value="19777" table:style-name="ce39">
            <text:p>19.777</text:p>
          </table:table-cell>
          <table:table-cell office:value-type="percentage" office:value="0.77459658467805104" table:style-name="ce40">
            <text:p>77,5%</text:p>
          </table:table-cell>
          <table:table-cell office:value-type="float" office:value="254012" table:style-name="ce39">
            <text:p>254.012</text:p>
          </table:table-cell>
          <table:table-cell office:value-type="float" office:value="283970" table:style-name="ce39">
            <text:p>283.970</text:p>
          </table:table-cell>
          <table:table-cell office:value-type="percentage" office:value="0.89450294045145617" table:style-name="ce40">
            <text:p>89,5%</text:p>
          </table:table-cell>
          <table:table-cell office:value-type="percentage" office:value="0.7940008877385798" table:style-name="ce40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adrid</text:p>
          </table:table-cell>
          <table:table-cell office:value-type="float" office:value="373527" table:style-name="ce39">
            <text:p>373.527</text:p>
          </table:table-cell>
          <table:table-cell office:value-type="percentage" office:value="1" table:style-name="ce40">
            <text:p>100,0%</text:p>
          </table:table-cell>
          <table:table-cell office:value-type="float" office:value="510084" table:style-name="ce39">
            <text:p>510.084</text:p>
          </table:table-cell>
          <table:table-cell office:value-type="percentage" office:value="0.96959213505144648" table:style-name="ce40">
            <text:p>97,0%</text:p>
          </table:table-cell>
          <table:table-cell office:value-type="float" office:value="685586" table:style-name="ce39">
            <text:p>685.586</text:p>
          </table:table-cell>
          <table:table-cell office:value-type="percentage" office:value="0.97478114607371014" table:style-name="ce40">
            <text:p>97,5%</text:p>
          </table:table-cell>
          <table:table-cell office:value-type="float" office:value="933242" table:style-name="ce39">
            <text:p>933.242</text:p>
          </table:table-cell>
          <table:table-cell office:value-type="percentage" office:value="0.9593527025040528" table:style-name="ce40">
            <text:p>95,9%</text:p>
          </table:table-cell>
          <table:table-cell office:value-type="float" office:value="1015109" table:style-name="ce39">
            <text:p>1.015.109</text:p>
          </table:table-cell>
          <table:table-cell office:value-type="percentage" office:value="0.87061256240506835" table:style-name="ce40">
            <text:p>87,1%</text:p>
          </table:table-cell>
          <table:table-cell office:value-type="float" office:value="719527" table:style-name="ce39">
            <text:p>719.527</text:p>
          </table:table-cell>
          <table:table-cell office:value-type="percentage" office:value="0.75768396444968622" table:style-name="ce40">
            <text:p>75,8%</text:p>
          </table:table-cell>
          <table:table-cell office:value-type="float" office:value="562537" table:style-name="ce39">
            <text:p>562.537</text:p>
          </table:table-cell>
          <table:table-cell office:value-type="percentage" office:value="0.75765109936361497" table:style-name="ce40">
            <text:p>75,8%</text:p>
          </table:table-cell>
          <table:table-cell office:value-type="float" office:value="413135" table:style-name="ce39">
            <text:p>413.135</text:p>
          </table:table-cell>
          <table:table-cell office:value-type="percentage" office:value="0.74634806392288211" table:style-name="ce40">
            <text:p>74,6%</text:p>
          </table:table-cell>
          <table:table-cell office:value-type="float" office:value="5212747" table:style-name="ce39">
            <text:p>5.212.747</text:p>
          </table:table-cell>
          <table:table-cell office:value-type="float" office:value="5977937" table:style-name="ce39">
            <text:p>5.977.937</text:p>
          </table:table-cell>
          <table:table-cell office:value-type="percentage" office:value="0.87199764734890983" table:style-name="ce40">
            <text:p>87,2%</text:p>
          </table:table-cell>
          <table:table-cell office:value-type="percentage" office:value="0.76885444125330682" table:style-name="ce40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urcia</text:p>
          </table:table-cell>
          <table:table-cell office:value-type="float" office:value="73863" table:style-name="ce39">
            <text:p>73.863</text:p>
          </table:table-cell>
          <table:table-cell office:value-type="percentage" office:value="1" table:style-name="ce40">
            <text:p>100,0%</text:p>
          </table:table-cell>
          <table:table-cell office:value-type="float" office:value="103012" table:style-name="ce39">
            <text:p>103.012</text:p>
          </table:table-cell>
          <table:table-cell office:value-type="percentage" office:value="1" table:style-name="ce40">
            <text:p>100,0%</text:p>
          </table:table-cell>
          <table:table-cell office:value-type="float" office:value="147414" table:style-name="ce39">
            <text:p>147.414</text:p>
          </table:table-cell>
          <table:table-cell office:value-type="percentage" office:value="1" table:style-name="ce40">
            <text:p>100,0%</text:p>
          </table:table-cell>
          <table:table-cell office:value-type="float" office:value="205819" table:style-name="ce39">
            <text:p>205.819</text:p>
          </table:table-cell>
          <table:table-cell office:value-type="percentage" office:value="0.96512642082754996" table:style-name="ce40">
            <text:p>96,5%</text:p>
          </table:table-cell>
          <table:table-cell office:value-type="float" office:value="228038" table:style-name="ce39">
            <text:p>228.038</text:p>
          </table:table-cell>
          <table:table-cell office:value-type="percentage" office:value="0.8972328127889454" table:style-name="ce40">
            <text:p>89,7%</text:p>
          </table:table-cell>
          <table:table-cell office:value-type="float" office:value="160764" table:style-name="ce39">
            <text:p>160.764</text:p>
          </table:table-cell>
          <table:table-cell office:value-type="percentage" office:value="0.76919470055453754" table:style-name="ce40">
            <text:p>76,9%</text:p>
          </table:table-cell>
          <table:table-cell office:value-type="float" office:value="133682" table:style-name="ce39">
            <text:p>133.682</text:p>
          </table:table-cell>
          <table:table-cell office:value-type="percentage" office:value="0.77610189958664255" table:style-name="ce40">
            <text:p>77,6%</text:p>
          </table:table-cell>
          <table:table-cell office:value-type="float" office:value="112284" table:style-name="ce39">
            <text:p>112.284</text:p>
          </table:table-cell>
          <table:table-cell office:value-type="percentage" office:value="0.79132310034250919" table:style-name="ce40">
            <text:p>79,1%</text:p>
          </table:table-cell>
          <table:table-cell office:value-type="float" office:value="1164876" table:style-name="ce39">
            <text:p>1.164.876</text:p>
          </table:table-cell>
          <table:table-cell office:value-type="float" office:value="1310137" table:style-name="ce39">
            <text:p>1.310.137</text:p>
          </table:table-cell>
          <table:table-cell office:value-type="percentage" office:value="0.88912533574733021" table:style-name="ce40">
            <text:p>88,9%</text:p>
          </table:table-cell>
          <table:table-cell office:value-type="percentage" office:value="0.77080246762450444" table:style-name="ce40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Navarra</text:p>
          </table:table-cell>
          <table:table-cell office:value-type="float" office:value="42480" table:style-name="ce39">
            <text:p>42.480</text:p>
          </table:table-cell>
          <table:table-cell office:value-type="percentage" office:value="1" table:style-name="ce40">
            <text:p>100,0%</text:p>
          </table:table-cell>
          <table:table-cell office:value-type="float" office:value="55830" table:style-name="ce39">
            <text:p>55.830</text:p>
          </table:table-cell>
          <table:table-cell office:value-type="percentage" office:value="1" table:style-name="ce40">
            <text:p>100,0%</text:p>
          </table:table-cell>
          <table:table-cell office:value-type="float" office:value="72005" table:style-name="ce39">
            <text:p>72.005</text:p>
          </table:table-cell>
          <table:table-cell office:value-type="percentage" office:value="0.97509614863766858" table:style-name="ce40">
            <text:p>97,5%</text:p>
          </table:table-cell>
          <table:table-cell office:value-type="float" office:value="91408" table:style-name="ce39">
            <text:p>91.408</text:p>
          </table:table-cell>
          <table:table-cell office:value-type="percentage" office:value="0.94533269902992945" table:style-name="ce40">
            <text:p>94,5%</text:p>
          </table:table-cell>
          <table:table-cell office:value-type="float" office:value="94443" table:style-name="ce39">
            <text:p>94.443</text:p>
          </table:table-cell>
          <table:table-cell office:value-type="percentage" office:value="0.87445602859206306" table:style-name="ce40">
            <text:p>87,4%</text:p>
          </table:table-cell>
          <table:table-cell office:value-type="float" office:value="62233" table:style-name="ce39">
            <text:p>62.233</text:p>
          </table:table-cell>
          <table:table-cell office:value-type="percentage" office:value="0.76508771714141699" table:style-name="ce40">
            <text:p>76,5%</text:p>
          </table:table-cell>
          <table:table-cell office:value-type="float" office:value="53240" table:style-name="ce39">
            <text:p>53.240</text:p>
          </table:table-cell>
          <table:table-cell office:value-type="percentage" office:value="0.78148164457557212" table:style-name="ce40">
            <text:p>78,1%</text:p>
          </table:table-cell>
          <table:table-cell office:value-type="float" office:value="44711" table:style-name="ce39">
            <text:p>44.711</text:p>
          </table:table-cell>
          <table:table-cell office:value-type="percentage" office:value="0.79291693268071217" table:style-name="ce40">
            <text:p>79,3%</text:p>
          </table:table-cell>
          <table:table-cell office:value-type="float" office:value="516350" table:style-name="ce39">
            <text:p>516.350</text:p>
          </table:table-cell>
          <table:table-cell office:value-type="float" office:value="581354" table:style-name="ce39">
            <text:p>581.354</text:p>
          </table:table-cell>
          <table:table-cell office:value-type="percentage" office:value="0.88818516772912892" table:style-name="ce40">
            <text:p>88,8%</text:p>
          </table:table-cell>
          <table:table-cell office:value-type="percentage" office:value="0.78093215788940362" table:style-name="ce40">
            <text:p>78,1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País Vasco</text:p>
          </table:table-cell>
          <table:table-cell office:value-type="float" office:value="164028" table:style-name="ce39">
            <text:p>164.028</text:p>
          </table:table-cell>
          <table:table-cell office:value-type="percentage" office:value="1" table:style-name="ce40">
            <text:p>100,0%</text:p>
          </table:table-cell>
          <table:table-cell office:value-type="float" office:value="213526" table:style-name="ce39">
            <text:p>213.526</text:p>
          </table:table-cell>
          <table:table-cell office:value-type="percentage" office:value="1" table:style-name="ce40">
            <text:p>100,0%</text:p>
          </table:table-cell>
          <table:table-cell office:value-type="float" office:value="277873" table:style-name="ce39">
            <text:p>277.873</text:p>
          </table:table-cell>
          <table:table-cell office:value-type="percentage" office:value="0.99198197908745922" table:style-name="ce40">
            <text:p>99,2%</text:p>
          </table:table-cell>
          <table:table-cell office:value-type="float" office:value="321924" table:style-name="ce39">
            <text:p>321.924</text:p>
          </table:table-cell>
          <table:table-cell office:value-type="percentage" office:value="0.94689934907361384" table:style-name="ce40">
            <text:p>94,7%</text:p>
          </table:table-cell>
          <table:table-cell office:value-type="float" office:value="316989" table:style-name="ce39">
            <text:p>316.989</text:p>
          </table:table-cell>
          <table:table-cell office:value-type="percentage" office:value="0.87533861868429552" table:style-name="ce40">
            <text:p>87,5%</text:p>
          </table:table-cell>
          <table:table-cell office:value-type="float" office:value="196507" table:style-name="ce39">
            <text:p>196.507</text:p>
          </table:table-cell>
          <table:table-cell office:value-type="percentage" office:value="0.75422099231220951" table:style-name="ce40">
            <text:p>75,4%</text:p>
          </table:table-cell>
          <table:table-cell office:value-type="float" office:value="151427" table:style-name="ce39">
            <text:p>151.427</text:p>
          </table:table-cell>
          <table:table-cell office:value-type="percentage" office:value="0.75137197693689406" table:style-name="ce40">
            <text:p>75,1%</text:p>
          </table:table-cell>
          <table:table-cell office:value-type="float" office:value="134646" table:style-name="ce39">
            <text:p>134.646</text:p>
          </table:table-cell>
          <table:table-cell office:value-type="percentage" office:value="0.79858368029607485" table:style-name="ce40">
            <text:p>79,9%</text:p>
          </table:table-cell>
          <table:table-cell office:value-type="float" office:value="1776920" table:style-name="ce39">
            <text:p>1.776.920</text:p>
          </table:table-cell>
          <table:table-cell office:value-type="float" office:value="1983943" table:style-name="ce39">
            <text:p>1.983.943</text:p>
          </table:table-cell>
          <table:table-cell office:value-type="percentage" office:value="0.8956507319010677" table:style-name="ce40">
            <text:p>89,6%</text:p>
          </table:table-cell>
          <table:table-cell office:value-type="percentage" office:value="0.80023273995453281" table:style-name="ce40">
            <text:p>80,0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Ceuta</text:p>
          </table:table-cell>
          <table:table-cell office:value-type="float" office:value="2393" table:style-name="ce39">
            <text:p>2.393</text:p>
          </table:table-cell>
          <table:table-cell office:value-type="percentage" office:value="0.91861804222648757" table:style-name="ce40">
            <text:p>91,9%</text:p>
          </table:table-cell>
          <table:table-cell office:value-type="float" office:value="3879" table:style-name="ce39">
            <text:p>3.879</text:p>
          </table:table-cell>
          <table:table-cell office:value-type="percentage" office:value="0.89833256137100514" table:style-name="ce40">
            <text:p>89,8%</text:p>
          </table:table-cell>
          <table:table-cell office:value-type="float" office:value="7590" table:style-name="ce39">
            <text:p>7.590</text:p>
          </table:table-cell>
          <table:table-cell office:value-type="percentage" office:value="0.96601756395570826" table:style-name="ce40">
            <text:p>96,6%</text:p>
          </table:table-cell>
          <table:table-cell office:value-type="float" office:value="10421" table:style-name="ce39">
            <text:p>10.421</text:p>
          </table:table-cell>
          <table:table-cell office:value-type="percentage" office:value="0.90178262374524054" table:style-name="ce40">
            <text:p>90,2%</text:p>
          </table:table-cell>
          <table:table-cell office:value-type="float" office:value="10874" table:style-name="ce39">
            <text:p>10.874</text:p>
          </table:table-cell>
          <table:table-cell office:value-type="percentage" office:value="0.86014871064704956" table:style-name="ce40">
            <text:p>86,0%</text:p>
          </table:table-cell>
          <table:table-cell office:value-type="float" office:value="8729" table:style-name="ce39">
            <text:p>8.729</text:p>
          </table:table-cell>
          <table:table-cell office:value-type="percentage" office:value="0.73389944509836891" table:style-name="ce40">
            <text:p>73,4%</text:p>
          </table:table-cell>
          <table:table-cell office:value-type="float" office:value="8214" table:style-name="ce39">
            <text:p>8.214</text:p>
          </table:table-cell>
          <table:table-cell office:value-type="percentage" office:value="0.74897419531321241" table:style-name="ce40">
            <text:p>74,9%</text:p>
          </table:table-cell>
          <table:table-cell office:value-type="float" office:value="7120" table:style-name="ce39">
            <text:p>7.120</text:p>
          </table:table-cell>
          <table:table-cell office:value-type="percentage" office:value="0.78018847249616485" table:style-name="ce40">
            <text:p>78,0%</text:p>
          </table:table-cell>
          <table:table-cell office:value-type="float" office:value="59220" table:style-name="ce39">
            <text:p>59.220</text:p>
          </table:table-cell>
          <table:table-cell office:value-type="float" office:value="70965" table:style-name="ce39">
            <text:p>70.965</text:p>
          </table:table-cell>
          <table:table-cell office:value-type="percentage" office:value="0.83449587824984151" table:style-name="ce40">
            <text:p>83,4%</text:p>
          </table:table-cell>
          <table:table-cell office:value-type="percentage" office:value="0.70330871000688822" table:style-name="ce40">
            <text:p>70,3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Melilla</text:p>
          </table:table-cell>
          <table:table-cell office:value-type="float" office:value="2005" table:style-name="ce39">
            <text:p>2.005</text:p>
          </table:table-cell>
          <table:table-cell office:value-type="percentage" office:value="0.85355470412941681" table:style-name="ce40">
            <text:p>85,4%</text:p>
          </table:table-cell>
          <table:table-cell office:value-type="float" office:value="3302" table:style-name="ce39">
            <text:p>3.302</text:p>
          </table:table-cell>
          <table:table-cell office:value-type="percentage" office:value="0.8810032017075774" table:style-name="ce40">
            <text:p>88,1%</text:p>
          </table:table-cell>
          <table:table-cell office:value-type="float" office:value="7097" table:style-name="ce39">
            <text:p>7.097</text:p>
          </table:table-cell>
          <table:table-cell office:value-type="percentage" office:value="0.90673310336016355" table:style-name="ce40">
            <text:p>90,7%</text:p>
          </table:table-cell>
          <table:table-cell office:value-type="float" office:value="9565" table:style-name="ce39">
            <text:p>9.565</text:p>
          </table:table-cell>
          <table:table-cell office:value-type="percentage" office:value="0.84653509160102669" table:style-name="ce40">
            <text:p>84,7%</text:p>
          </table:table-cell>
          <table:table-cell office:value-type="float" office:value="9882" table:style-name="ce39">
            <text:p>9.882</text:p>
          </table:table-cell>
          <table:table-cell office:value-type="percentage" office:value="0.82336277287118809" table:style-name="ce40">
            <text:p>82,3%</text:p>
          </table:table-cell>
          <table:table-cell office:value-type="float" office:value="8322" table:style-name="ce39">
            <text:p>8.322</text:p>
          </table:table-cell>
          <table:table-cell office:value-type="percentage" office:value="0.68589796422978655" table:style-name="ce40">
            <text:p>68,6%</text:p>
          </table:table-cell>
          <table:table-cell office:value-type="float" office:value="8113" table:style-name="ce39">
            <text:p>8.113</text:p>
          </table:table-cell>
          <table:table-cell office:value-type="percentage" office:value="0.67636515214672777" table:style-name="ce40">
            <text:p>67,6%</text:p>
          </table:table-cell>
          <table:table-cell office:value-type="float" office:value="7077" table:style-name="ce39">
            <text:p>7.077</text:p>
          </table:table-cell>
          <table:table-cell office:value-type="percentage" office:value="0.73918947148527259" table:style-name="ce40">
            <text:p>73,9%</text:p>
          </table:table-cell>
          <table:table-cell office:value-type="float" office:value="55363" table:style-name="ce39">
            <text:p>55.363</text:p>
          </table:table-cell>
          <table:table-cell office:value-type="float" office:value="70927" table:style-name="ce39">
            <text:p>70.927</text:p>
          </table:table-cell>
          <table:table-cell office:value-type="percentage" office:value="0.78056311418782687" table:style-name="ce40">
            <text:p>78,1%</text:p>
          </table:table-cell>
          <table:table-cell office:value-type="percentage" office:value="0.6358009095502779" table:style-name="ce40">
            <text:p>63,6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Fuerzas Armadas</text:p>
          </table:table-cell>
          <table:table-cell office:value-type="float" office:value="32" table:style-name="ce39">
            <text:p>32</text:p>
          </table:table-cell>
          <table:table-cell office:value-type="string" table:style-name="ce40">
            <text:p>-</text:p>
          </table:table-cell>
          <table:table-cell office:value-type="float" office:value="18" table:style-name="ce39">
            <text:p>18</text:p>
          </table:table-cell>
          <table:table-cell office:value-type="string" table:style-name="ce40">
            <text:p>-</text:p>
          </table:table-cell>
          <table:table-cell office:value-type="float" office:value="3485" table:style-name="ce39">
            <text:p>3.485</text:p>
          </table:table-cell>
          <table:table-cell office:value-type="string" table:style-name="ce40">
            <text:p>-</text:p>
          </table:table-cell>
          <table:table-cell office:value-type="float" office:value="9364" table:style-name="ce39">
            <text:p>9.364</text:p>
          </table:table-cell>
          <table:table-cell office:value-type="string" table:style-name="ce40">
            <text:p>-</text:p>
          </table:table-cell>
          <table:table-cell office:value-type="float" office:value="21841" table:style-name="ce39">
            <text:p>21.841</text:p>
          </table:table-cell>
          <table:table-cell office:value-type="string" table:style-name="ce40">
            <text:p>-</text:p>
          </table:table-cell>
          <table:table-cell office:value-type="float" office:value="31638" table:style-name="ce39">
            <text:p>31.638</text:p>
          </table:table-cell>
          <table:table-cell office:value-type="string" table:style-name="ce40">
            <text:p>-</text:p>
          </table:table-cell>
          <table:table-cell office:value-type="float" office:value="24289" table:style-name="ce39">
            <text:p>24.289</text:p>
          </table:table-cell>
          <table:table-cell office:value-type="string" table:style-name="ce40">
            <text:p>-</text:p>
          </table:table-cell>
          <table:table-cell office:value-type="float" office:value="1069" table:style-name="ce39">
            <text:p>1.069</text:p>
          </table:table-cell>
          <table:table-cell office:value-type="string" table:style-name="ce40">
            <text:p>-</text:p>
          </table:table-cell>
          <table:table-cell office:value-type="float" office:value="91736" table:style-name="ce39">
            <text:p>91.736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41">
            <text:p>Sanidad Exterior</text:p>
          </table:table-cell>
          <table:table-cell office:value-type="float" office:value="21" table:style-name="ce42">
            <text:p>21</text:p>
          </table:table-cell>
          <table:table-cell office:value-type="string" table:style-name="ce43">
            <text:p>-</text:p>
          </table:table-cell>
          <table:table-cell office:value-type="float" office:value="22" table:style-name="ce42">
            <text:p>22</text:p>
          </table:table-cell>
          <table:table-cell office:value-type="string" table:style-name="ce43">
            <text:p>-</text:p>
          </table:table-cell>
          <table:table-cell office:value-type="float" office:value="177" table:style-name="ce42">
            <text:p>177</text:p>
          </table:table-cell>
          <table:table-cell office:value-type="string" table:style-name="ce43">
            <text:p>-</text:p>
          </table:table-cell>
          <table:table-cell office:value-type="float" office:value="491" table:style-name="ce42">
            <text:p>491</text:p>
          </table:table-cell>
          <table:table-cell office:value-type="string" table:style-name="ce43">
            <text:p>-</text:p>
          </table:table-cell>
          <table:table-cell office:value-type="float" office:value="948" table:style-name="ce42">
            <text:p>948</text:p>
          </table:table-cell>
          <table:table-cell office:value-type="string" table:style-name="ce43">
            <text:p>-</text:p>
          </table:table-cell>
          <table:table-cell office:value-type="float" office:value="1057" table:style-name="ce42">
            <text:p>1.057</text:p>
          </table:table-cell>
          <table:table-cell office:value-type="string" table:style-name="ce43">
            <text:p>-</text:p>
          </table:table-cell>
          <table:table-cell office:value-type="float" office:value="960" table:style-name="ce42">
            <text:p>960</text:p>
          </table:table-cell>
          <table:table-cell office:value-type="string" table:style-name="ce43">
            <text:p>-</text:p>
          </table:table-cell>
          <table:table-cell office:value-type="float" office:value="150" table:style-name="ce42">
            <text:p>150</text:p>
          </table:table-cell>
          <table:table-cell office:value-type="string" table:style-name="ce43">
            <text:p>-</text:p>
          </table:table-cell>
          <table:table-cell office:value-type="float" office:value="3826" table:style-name="ce42">
            <text:p>3.826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number-columns-repeated="24" table:style-name="ce22"/>
          <table:table-cell table:number-columns-repeated="16339" table:style-name="ce44"/>
        </table:table-row>
        <table:table-row table:style-name="ro5">
          <table:table-cell office:value-type="string" table:style-name="ce45">
            <text:p>Total España</text:p>
          </table:table-cell>
          <table:table-cell office:value-type="float" office:value="2933830" table:style-name="ce46">
            <text:p>2.933.830</text:p>
          </table:table-cell>
          <table:table-cell office:value-type="percentage" office:value="1" table:style-name="ce47">
            <text:p>100,0%</text:p>
          </table:table-cell>
          <table:table-cell office:value-type="float" office:value="3936306" table:style-name="ce46">
            <text:p>3.936.306</text:p>
          </table:table-cell>
          <table:table-cell office:value-type="percentage" office:value="0.99400537115108545" table:style-name="ce47">
            <text:p>99,4%</text:p>
          </table:table-cell>
          <table:table-cell office:value-type="float" office:value="5254109" table:style-name="ce46">
            <text:p>5.254.109</text:p>
          </table:table-cell>
          <table:table-cell office:value-type="percentage" office:value="0.98447119778841463" table:style-name="ce47">
            <text:p>98,4%</text:p>
          </table:table-cell>
          <table:table-cell office:value-type="float" office:value="6633596" table:style-name="ce46">
            <text:p>6.633.596</text:p>
          </table:table-cell>
          <table:table-cell office:value-type="percentage" office:value="0.94316897345288264" table:style-name="ce47">
            <text:p>94,3%</text:p>
          </table:table-cell>
          <table:table-cell office:value-type="float" office:value="6884260" table:style-name="ce46">
            <text:p>6.884.260</text:p>
          </table:table-cell>
          <table:table-cell office:value-type="percentage" office:value="0.87233773756018473" table:style-name="ce47">
            <text:p>87,2%</text:p>
          </table:table-cell>
          <table:table-cell office:value-type="float" office:value="4742028" table:style-name="ce46">
            <text:p>4.742.028</text:p>
          </table:table-cell>
          <table:table-cell office:value-type="percentage" office:value="0.76111095863301303" table:style-name="ce47">
            <text:p>76,1%</text:p>
          </table:table-cell>
          <table:table-cell office:value-type="float" office:value="3770299" table:style-name="ce46">
            <text:p>3.770.299</text:p>
          </table:table-cell>
          <table:table-cell office:value-type="percentage" office:value="0.76250222463111572" table:style-name="ce47">
            <text:p>76,3%</text:p>
          </table:table-cell>
          <table:table-cell office:value-type="float" office:value="3088792" table:style-name="ce46">
            <text:p>3.088.792</text:p>
          </table:table-cell>
          <table:table-cell office:value-type="percentage" office:value="0.7943022398825722" table:style-name="ce47">
            <text:p>79,4%</text:p>
          </table:table-cell>
          <table:table-cell office:value-type="float" office:value="37243220" table:style-name="ce46">
            <text:p>37.243.220</text:p>
          </table:table-cell>
          <table:table-cell office:value-type="float" office:value="42119827" table:style-name="ce46">
            <text:p>42.119.827</text:p>
          </table:table-cell>
          <table:table-cell office:value-type="percentage" office:value="0.88422063082072966" table:style-name="ce47">
            <text:p>88,4%</text:p>
          </table:table-cell>
          <table:table-cell office:value-type="percentage" office:value="0.78488084340841924" table:style-name="ce47">
            <text:p>78,5%</text:p>
          </table:table-cell>
          <table:table-cell table:number-columns-repeated="16363" table:style-name="ce22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9"/>
          <table:covered-table-cell table:number-columns-repeated="6"/>
          <table:table-cell table:style-name="ce22"/>
          <table:table-cell table:style-name="ce48"/>
          <table:table-cell table:style-name="ce22"/>
          <table:table-cell table:style-name="ce48"/>
          <table:table-cell table:style-name="ce44"/>
          <table:table-cell table:style-name="ce48"/>
          <table:table-cell table:style-name="ce22"/>
          <table:table-cell table:style-name="ce48"/>
          <table:table-cell table:number-columns-repeated="2" table:style-name="ce22"/>
          <table:table-cell table:style-name="ce48"/>
          <table:table-cell table:number-columns-repeated="16366" table:style-name="ce22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2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22"/>
        <table:table-column table:style-name="co8" table:default-cell-style-name="ce48"/>
        <table:table-column table:style-name="co8" table:default-cell-style-name="ce44"/>
        <table:table-column table:style-name="co4" table:default-cell-style-name="ce48"/>
        <table:table-column table:style-name="co4" table:default-cell-style-name="ce22"/>
        <table:table-column table:style-name="co4" table:default-cell-style-name="ce48"/>
        <table:table-column table:style-name="co4" table:number-columns-repeated="2" table:default-cell-style-name="ce22"/>
        <table:table-column table:style-name="co4" table:default-cell-style-name="ce48"/>
        <table:table-column table:style-name="co4" table:number-columns-repeated="3" table:default-cell-style-name="ce22"/>
        <table:table-column table:style-name="co3" table:number-columns-repeated="20" table:default-cell-style-name="ce22"/>
        <table:table-column table:style-name="co4" table:number-columns-repeated="16343" table:default-cell-style-name="ce22"/>
        <table:table-row table:style-name="ro8">
          <table:table-cell table:style-name="ce29"/>
          <table:table-cell office:value-type="string" table:style-name="ce30">
            <text:p>Personas pauta completa ≥80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70-7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60-6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50-5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40-4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30-3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20-29 años</text:p>
          </table:table-cell>
          <table:table-cell office:value-type="string" table:style-name="ce31">
            <text:p>%</text:p>
          </table:table-cell>
          <table:table-cell office:value-type="string" table:style-name="ce30">
            <text:p>Personas pauta completa 12-19 años</text:p>
          </table:table-cell>
          <table:table-cell office:value-type="string" table:style-name="ce31">
            <text:p>%</text:p>
          </table:table-cell>
          <table:table-cell office:value-type="string" table:style-name="ce32">
            <text:p>Total Personas pauta completa</text:p>
          </table:table-cell>
          <table:table-cell office:value-type="string" table:style-name="ce32">
            <text:p>Total Población INE Población a Vacunar (1)</text:p>
          </table:table-cell>
          <table:table-cell office:value-type="string" table:style-name="ce33">
            <text:p>% pauta completa sobre Población a Vacunar INE</text:p>
          </table:table-cell>
          <table:table-cell office:value-type="string" table:style-name="ce33">
            <text:p>% pauta completa sobre Total Población INE</text:p>
          </table:table-cell>
          <table:table-cell table:number-columns-repeated="16363" table:style-name="ce34"/>
        </table:table-row>
        <table:table-row table:style-name="ro5">
          <table:table-cell office:value-type="string" table:style-name="ce35">
            <text:p>Andalucía</text:p>
          </table:table-cell>
          <table:table-cell office:value-type="float" office:value="426943" table:style-name="ce36">
            <text:p>426.943</text:p>
          </table:table-cell>
          <table:table-cell office:value-type="percentage" office:value="1" table:style-name="ce37">
            <text:p>100,0%</text:p>
          </table:table-cell>
          <table:table-cell office:value-type="float" office:value="647192" table:style-name="ce36">
            <text:p>647.192</text:p>
          </table:table-cell>
          <table:table-cell office:value-type="percentage" office:value="0.99509672023014206" table:style-name="ce37">
            <text:p>99,5%</text:p>
          </table:table-cell>
          <table:table-cell office:value-type="float" office:value="909785" table:style-name="ce36">
            <text:p>909.785</text:p>
          </table:table-cell>
          <table:table-cell office:value-type="percentage" office:value="0.99305569957659634" table:style-name="ce37">
            <text:p>99,3%</text:p>
          </table:table-cell>
          <table:table-cell office:value-type="float" office:value="1189155" table:style-name="ce36">
            <text:p>1.189.155</text:p>
          </table:table-cell>
          <table:table-cell office:value-type="percentage" office:value="0.94002787305507185" table:style-name="ce37">
            <text:p>94,0%</text:p>
          </table:table-cell>
          <table:table-cell office:value-type="float" office:value="1206073" table:style-name="ce36">
            <text:p>1.206.073</text:p>
          </table:table-cell>
          <table:table-cell office:value-type="percentage" office:value="0.8707391593760514" table:style-name="ce37">
            <text:p>87,1%</text:p>
          </table:table-cell>
          <table:table-cell office:value-type="float" office:value="855767" table:style-name="ce36">
            <text:p>855.767</text:p>
          </table:table-cell>
          <table:table-cell office:value-type="percentage" office:value="0.75052994298453712" table:style-name="ce37">
            <text:p>75,1%</text:p>
          </table:table-cell>
          <table:table-cell office:value-type="float" office:value="663901" table:style-name="ce36">
            <text:p>663.901</text:p>
          </table:table-cell>
          <table:table-cell office:value-type="percentage" office:value="0.71489287929430412" table:style-name="ce37">
            <text:p>71,5%</text:p>
          </table:table-cell>
          <table:table-cell office:value-type="float" office:value="480759" table:style-name="ce36">
            <text:p>480.759</text:p>
          </table:table-cell>
          <table:table-cell office:value-type="percentage" office:value="0.63853703046989863" table:style-name="ce37">
            <text:p>63,9%</text:p>
          </table:table-cell>
          <table:table-cell office:value-type="float" office:value="6379575" table:style-name="ce36">
            <text:p>6.379.575</text:p>
          </table:table-cell>
          <table:table-cell office:value-type="float" office:value="7451975" table:style-name="ce36">
            <text:p>7.451.975</text:p>
          </table:table-cell>
          <table:table-cell office:value-type="percentage" office:value="0.85609184142458883" table:style-name="ce37">
            <text:p>85,6%</text:p>
          </table:table-cell>
          <table:table-cell office:value-type="percentage" office:value="0.75369390734925323" table:style-name="ce3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ragón</text:p>
          </table:table-cell>
          <table:table-cell office:value-type="float" office:value="99738" table:style-name="ce39">
            <text:p>99.738</text:p>
          </table:table-cell>
          <table:table-cell office:value-type="percentage" office:value="1" table:style-name="ce40">
            <text:p>100,0%</text:p>
          </table:table-cell>
          <table:table-cell office:value-type="float" office:value="118173" table:style-name="ce39">
            <text:p>118.173</text:p>
          </table:table-cell>
          <table:table-cell office:value-type="percentage" office:value="0.99342608549451472" table:style-name="ce40">
            <text:p>99,3%</text:p>
          </table:table-cell>
          <table:table-cell office:value-type="float" office:value="151317" table:style-name="ce39">
            <text:p>151.317</text:p>
          </table:table-cell>
          <table:table-cell office:value-type="percentage" office:value="0.96770418310768891" table:style-name="ce40">
            <text:p>96,8%</text:p>
          </table:table-cell>
          <table:table-cell office:value-type="float" office:value="182054" table:style-name="ce39">
            <text:p>182.054</text:p>
          </table:table-cell>
          <table:table-cell office:value-type="percentage" office:value="0.91823106331897553" table:style-name="ce40">
            <text:p>91,8%</text:p>
          </table:table-cell>
          <table:table-cell office:value-type="float" office:value="181352" table:style-name="ce39">
            <text:p>181.352</text:p>
          </table:table-cell>
          <table:table-cell office:value-type="percentage" office:value="0.84372135868579112" table:style-name="ce40">
            <text:p>84,4%</text:p>
          </table:table-cell>
          <table:table-cell office:value-type="float" office:value="115038" table:style-name="ce39">
            <text:p>115.038</text:p>
          </table:table-cell>
          <table:table-cell office:value-type="percentage" office:value="0.7002300865563712" table:style-name="ce40">
            <text:p>70,0%</text:p>
          </table:table-cell>
          <table:table-cell office:value-type="float" office:value="91449" table:style-name="ce39">
            <text:p>91.449</text:p>
          </table:table-cell>
          <table:table-cell office:value-type="percentage" office:value="0.70129063427427707" table:style-name="ce40">
            <text:p>70,1%</text:p>
          </table:table-cell>
          <table:table-cell office:value-type="float" office:value="64074" table:style-name="ce39">
            <text:p>64.074</text:p>
          </table:table-cell>
          <table:table-cell office:value-type="percentage" office:value="0.62142005062603656" table:style-name="ce40">
            <text:p>62,1%</text:p>
          </table:table-cell>
          <table:table-cell office:value-type="float" office:value="1003195" table:style-name="ce39">
            <text:p>1.003.195</text:p>
          </table:table-cell>
          <table:table-cell office:value-type="float" office:value="1185134" table:style-name="ce39">
            <text:p>1.185.134</text:p>
          </table:table-cell>
          <table:table-cell office:value-type="percentage" office:value="0.84648233870600287" table:style-name="ce40">
            <text:p>84,6%</text:p>
          </table:table-cell>
          <table:table-cell office:value-type="percentage" office:value="0.75462749484538405" table:style-name="ce40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Asturias<text:s/></text:p>
          </table:table-cell>
          <table:table-cell office:value-type="float" office:value="88012" table:style-name="ce39">
            <text:p>88.012</text:p>
          </table:table-cell>
          <table:table-cell office:value-type="percentage" office:value="1" table:style-name="ce40">
            <text:p>100,0%</text:p>
          </table:table-cell>
          <table:table-cell office:value-type="float" office:value="113685" table:style-name="ce39">
            <text:p>113.685</text:p>
          </table:table-cell>
          <table:table-cell office:value-type="percentage" office:value="1" table:style-name="ce40">
            <text:p>100,0%</text:p>
          </table:table-cell>
          <table:table-cell office:value-type="float" office:value="146267" table:style-name="ce39">
            <text:p>146.267</text:p>
          </table:table-cell>
          <table:table-cell office:value-type="percentage" office:value="0.97738085692139098" table:style-name="ce40">
            <text:p>97,7%</text:p>
          </table:table-cell>
          <table:table-cell office:value-type="float" office:value="151460" table:style-name="ce39">
            <text:p>151.460</text:p>
          </table:table-cell>
          <table:table-cell office:value-type="percentage" office:value="0.9312305942389868" table:style-name="ce40">
            <text:p>93,1%</text:p>
          </table:table-cell>
          <table:table-cell office:value-type="float" office:value="148141" table:style-name="ce39">
            <text:p>148.141</text:p>
          </table:table-cell>
          <table:table-cell office:value-type="percentage" office:value="0.88710904049870354" table:style-name="ce40">
            <text:p>88,7%</text:p>
          </table:table-cell>
          <table:table-cell office:value-type="float" office:value="85995" table:style-name="ce39">
            <text:p>85.995</text:p>
          </table:table-cell>
          <table:table-cell office:value-type="percentage" office:value="0.75136958174240509" table:style-name="ce40">
            <text:p>75,1%</text:p>
          </table:table-cell>
          <table:table-cell office:value-type="float" office:value="60361" table:style-name="ce39">
            <text:p>60.361</text:p>
          </table:table-cell>
          <table:table-cell office:value-type="percentage" office:value="0.76299124015623621" table:style-name="ce40">
            <text:p>76,3%</text:p>
          </table:table-cell>
          <table:table-cell office:value-type="float" office:value="46860" table:style-name="ce39">
            <text:p>46.860</text:p>
          </table:table-cell>
          <table:table-cell office:value-type="percentage" office:value="0.73218749999999999" table:style-name="ce40">
            <text:p>73,2%</text:p>
          </table:table-cell>
          <table:table-cell office:value-type="float" office:value="840781" table:style-name="ce39">
            <text:p>840.781</text:p>
          </table:table-cell>
          <table:table-cell office:value-type="float" office:value="933927" table:style-name="ce39">
            <text:p>933.927</text:p>
          </table:table-cell>
          <table:table-cell office:value-type="percentage" office:value="0.9002641534081357" table:style-name="ce40">
            <text:p>90,0%</text:p>
          </table:table-cell>
          <table:table-cell office:value-type="percentage" office:value="0.82527896001507683" table:style-name="ce4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Baleares</text:p>
          </table:table-cell>
          <table:table-cell office:value-type="float" office:value="50666" table:style-name="ce39">
            <text:p>50.666</text:p>
          </table:table-cell>
          <table:table-cell office:value-type="percentage" office:value="1" table:style-name="ce40">
            <text:p>100,0%</text:p>
          </table:table-cell>
          <table:table-cell office:value-type="float" office:value="78397" table:style-name="ce39">
            <text:p>78.397</text:p>
          </table:table-cell>
          <table:table-cell office:value-type="percentage" office:value="0.97368224949078441" table:style-name="ce40">
            <text:p>97,4%</text:p>
          </table:table-cell>
          <table:table-cell office:value-type="float" office:value="108111" table:style-name="ce39">
            <text:p>108.111</text:p>
          </table:table-cell>
          <table:table-cell office:value-type="percentage" office:value="0.92220487754945368" table:style-name="ce40">
            <text:p>92,2%</text:p>
          </table:table-cell>
          <table:table-cell office:value-type="float" office:value="146020" table:style-name="ce39">
            <text:p>146.020</text:p>
          </table:table-cell>
          <table:table-cell office:value-type="percentage" office:value="0.88071557386442456" table:style-name="ce40">
            <text:p>88,1%</text:p>
          </table:table-cell>
          <table:table-cell office:value-type="float" office:value="159581" table:style-name="ce39">
            <text:p>159.581</text:p>
          </table:table-cell>
          <table:table-cell office:value-type="percentage" office:value="0.77401878043575267" table:style-name="ce40">
            <text:p>77,4%</text:p>
          </table:table-cell>
          <table:table-cell office:value-type="float" office:value="114001" table:style-name="ce39">
            <text:p>114.001</text:p>
          </table:table-cell>
          <table:table-cell office:value-type="percentage" office:value="0.62573619413020687" table:style-name="ce40">
            <text:p>62,6%</text:p>
          </table:table-cell>
          <table:table-cell office:value-type="float" office:value="85079" table:style-name="ce39">
            <text:p>85.079</text:p>
          </table:table-cell>
          <table:table-cell office:value-type="percentage" office:value="0.61677371648953905" table:style-name="ce40">
            <text:p>61,7%</text:p>
          </table:table-cell>
          <table:table-cell office:value-type="float" office:value="62889" table:style-name="ce39">
            <text:p>62.889</text:p>
          </table:table-cell>
          <table:table-cell office:value-type="percentage" office:value="0.65866149979053201" table:style-name="ce40">
            <text:p>65,9%</text:p>
          </table:table-cell>
          <table:table-cell office:value-type="float" office:value="804744" table:style-name="ce39">
            <text:p>804.744</text:p>
          </table:table-cell>
          <table:table-cell office:value-type="float" office:value="1034867" table:style-name="ce39">
            <text:p>1.034.867</text:p>
          </table:table-cell>
          <table:table-cell office:value-type="percentage" office:value="0.77763036216248083" table:style-name="ce40">
            <text:p>77,8%</text:p>
          </table:table-cell>
          <table:table-cell office:value-type="percentage" office:value="0.68690948603679081" table:style-name="ce40">
            <text:p>68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arias</text:p>
          </table:table-cell>
          <table:table-cell office:value-type="float" office:value="91458" table:style-name="ce39">
            <text:p>91.458</text:p>
          </table:table-cell>
          <table:table-cell office:value-type="percentage" office:value="1" table:style-name="ce40">
            <text:p>100,0%</text:p>
          </table:table-cell>
          <table:table-cell office:value-type="float" office:value="149572" table:style-name="ce39">
            <text:p>149.572</text:p>
          </table:table-cell>
          <table:table-cell office:value-type="percentage" office:value="0.9679093515217011" table:style-name="ce40">
            <text:p>96,8%</text:p>
          </table:table-cell>
          <table:table-cell office:value-type="float" office:value="216509" table:style-name="ce39">
            <text:p>216.509</text:p>
          </table:table-cell>
          <table:table-cell office:value-type="percentage" office:value="0.92095434978646662" table:style-name="ce40">
            <text:p>92,1%</text:p>
          </table:table-cell>
          <table:table-cell office:value-type="float" office:value="315202" table:style-name="ce39">
            <text:p>315.202</text:p>
          </table:table-cell>
          <table:table-cell office:value-type="percentage" office:value="0.89926165152690918" table:style-name="ce40">
            <text:p>89,9%</text:p>
          </table:table-cell>
          <table:table-cell office:value-type="float" office:value="308277" table:style-name="ce39">
            <text:p>308.277</text:p>
          </table:table-cell>
          <table:table-cell office:value-type="percentage" office:value="0.79468401027005287" table:style-name="ce40">
            <text:p>79,5%</text:p>
          </table:table-cell>
          <table:table-cell office:value-type="float" office:value="212574" table:style-name="ce39">
            <text:p>212.574</text:p>
          </table:table-cell>
          <table:table-cell office:value-type="percentage" office:value="0.68366277087742089" table:style-name="ce40">
            <text:p>68,4%</text:p>
          </table:table-cell>
          <table:table-cell office:value-type="float" office:value="166639" table:style-name="ce39">
            <text:p>166.639</text:p>
          </table:table-cell>
          <table:table-cell office:value-type="percentage" office:value="0.66192780081668967" table:style-name="ce40">
            <text:p>66,2%</text:p>
          </table:table-cell>
          <table:table-cell office:value-type="float" office:value="121306" table:style-name="ce39">
            <text:p>121.306</text:p>
          </table:table-cell>
          <table:table-cell office:value-type="percentage" office:value="0.67468311484618759" table:style-name="ce40">
            <text:p>67,5%</text:p>
          </table:table-cell>
          <table:table-cell office:value-type="float" office:value="1581537" table:style-name="ce39">
            <text:p>1.581.537</text:p>
          </table:table-cell>
          <table:table-cell office:value-type="float" office:value="1960774" table:style-name="ce39">
            <text:p>1.960.774</text:p>
          </table:table-cell>
          <table:table-cell office:value-type="percentage" office:value="0.80658811265347252" table:style-name="ce40">
            <text:p>80,7%</text:p>
          </table:table-cell>
          <table:table-cell office:value-type="percentage" office:value="0.72682531599961764" table:style-name="ce40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ntabria</text:p>
          </table:table-cell>
          <table:table-cell office:value-type="float" office:value="41936" table:style-name="ce39">
            <text:p>41.936</text:p>
          </table:table-cell>
          <table:table-cell office:value-type="percentage" office:value="1" table:style-name="ce40">
            <text:p>100,0%</text:p>
          </table:table-cell>
          <table:table-cell office:value-type="float" office:value="55704" table:style-name="ce39">
            <text:p>55.704</text:p>
          </table:table-cell>
          <table:table-cell office:value-type="percentage" office:value="1" table:style-name="ce40">
            <text:p>100,0%</text:p>
          </table:table-cell>
          <table:table-cell office:value-type="float" office:value="75230" table:style-name="ce39">
            <text:p>75.230</text:p>
          </table:table-cell>
          <table:table-cell office:value-type="percentage" office:value="0.97265498739414313" table:style-name="ce40">
            <text:p>97,3%</text:p>
          </table:table-cell>
          <table:table-cell office:value-type="float" office:value="82208" table:style-name="ce39">
            <text:p>82.208</text:p>
          </table:table-cell>
          <table:table-cell office:value-type="percentage" office:value="0.91378773731714913" table:style-name="ce40">
            <text:p>91,4%</text:p>
          </table:table-cell>
          <table:table-cell office:value-type="float" office:value="84448" table:style-name="ce39">
            <text:p>84.448</text:p>
          </table:table-cell>
          <table:table-cell office:value-type="percentage" office:value="0.86375026849001213" table:style-name="ce40">
            <text:p>86,4%</text:p>
          </table:table-cell>
          <table:table-cell office:value-type="float" office:value="47137" table:style-name="ce39">
            <text:p>47.137</text:p>
          </table:table-cell>
          <table:table-cell office:value-type="percentage" office:value="0.66886609055950508" table:style-name="ce40">
            <text:p>66,9%</text:p>
          </table:table-cell>
          <table:table-cell office:value-type="float" office:value="32599" table:style-name="ce39">
            <text:p>32.599</text:p>
          </table:table-cell>
          <table:table-cell office:value-type="percentage" office:value="0.64546084546084548" table:style-name="ce40">
            <text:p>64,5%</text:p>
          </table:table-cell>
          <table:table-cell office:value-type="float" office:value="12686" table:style-name="ce39">
            <text:p>12.686</text:p>
          </table:table-cell>
          <table:table-cell office:value-type="percentage" office:value="0.28856083524782206" table:style-name="ce40">
            <text:p>28,9%</text:p>
          </table:table-cell>
          <table:table-cell office:value-type="float" office:value="431948" table:style-name="ce39">
            <text:p>431.948</text:p>
          </table:table-cell>
          <table:table-cell office:value-type="float" office:value="524127" table:style-name="ce39">
            <text:p>524.127</text:p>
          </table:table-cell>
          <table:table-cell office:value-type="percentage" office:value="0.82412850320628395" table:style-name="ce40">
            <text:p>82,4%</text:p>
          </table:table-cell>
          <table:table-cell office:value-type="percentage" office:value="0.74102641082166043" table:style-name="ce40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y Leon</text:p>
          </table:table-cell>
          <table:table-cell office:value-type="float" office:value="226469" table:style-name="ce39">
            <text:p>226.469</text:p>
          </table:table-cell>
          <table:table-cell office:value-type="percentage" office:value="1" table:style-name="ce40">
            <text:p>100,0%</text:p>
          </table:table-cell>
          <table:table-cell office:value-type="float" office:value="248571" table:style-name="ce39">
            <text:p>248.571</text:p>
          </table:table-cell>
          <table:table-cell office:value-type="percentage" office:value="1" table:style-name="ce40">
            <text:p>100,0%</text:p>
          </table:table-cell>
          <table:table-cell office:value-type="float" office:value="314560" table:style-name="ce39">
            <text:p>314.560</text:p>
          </table:table-cell>
          <table:table-cell office:value-type="percentage" office:value="0.98739700227575922" table:style-name="ce40">
            <text:p>98,7%</text:p>
          </table:table-cell>
          <table:table-cell office:value-type="float" office:value="344510" table:style-name="ce39">
            <text:p>344.510</text:p>
          </table:table-cell>
          <table:table-cell office:value-type="percentage" office:value="0.90381058568898798" table:style-name="ce40">
            <text:p>90,4%</text:p>
          </table:table-cell>
          <table:table-cell office:value-type="float" office:value="309745" table:style-name="ce39">
            <text:p>309.745</text:p>
          </table:table-cell>
          <table:table-cell office:value-type="percentage" office:value="0.85257565956978298" table:style-name="ce40">
            <text:p>85,3%</text:p>
          </table:table-cell>
          <table:table-cell office:value-type="float" office:value="196657" table:style-name="ce39">
            <text:p>196.657</text:p>
          </table:table-cell>
          <table:table-cell office:value-type="percentage" office:value="0.73438941232266419" table:style-name="ce40">
            <text:p>73,4%</text:p>
          </table:table-cell>
          <table:table-cell office:value-type="float" office:value="149080" table:style-name="ce39">
            <text:p>149.080</text:p>
          </table:table-cell>
          <table:table-cell office:value-type="percentage" office:value="0.70652019373856667" table:style-name="ce40">
            <text:p>70,7%</text:p>
          </table:table-cell>
          <table:table-cell office:value-type="float" office:value="84023" table:style-name="ce39">
            <text:p>84.023</text:p>
          </table:table-cell>
          <table:table-cell office:value-type="percentage" office:value="0.50817699072226052" table:style-name="ce40">
            <text:p>50,8%</text:p>
          </table:table-cell>
          <table:table-cell office:value-type="float" office:value="1873615" table:style-name="ce39">
            <text:p>1.873.615</text:p>
          </table:table-cell>
          <table:table-cell office:value-type="float" office:value="2176253" table:style-name="ce39">
            <text:p>2.176.253</text:p>
          </table:table-cell>
          <table:table-cell office:value-type="percentage" office:value="0.86093620548713778" table:style-name="ce40">
            <text:p>86,1%</text:p>
          </table:table-cell>
          <table:table-cell office:value-type="percentage" office:value="0.78232949938160723" table:style-name="ce40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stilla - La Mancha</text:p>
          </table:table-cell>
          <table:table-cell office:value-type="float" office:value="135676" table:style-name="ce39">
            <text:p>135.676</text:p>
          </table:table-cell>
          <table:table-cell office:value-type="percentage" office:value="1" table:style-name="ce40">
            <text:p>100,0%</text:p>
          </table:table-cell>
          <table:table-cell office:value-type="float" office:value="156577" table:style-name="ce39">
            <text:p>156.577</text:p>
          </table:table-cell>
          <table:table-cell office:value-type="percentage" office:value="0.98413586338237979" table:style-name="ce40">
            <text:p>98,4%</text:p>
          </table:table-cell>
          <table:table-cell office:value-type="float" office:value="213561" table:style-name="ce39">
            <text:p>213.561</text:p>
          </table:table-cell>
          <table:table-cell office:value-type="percentage" office:value="0.97764644485543206" table:style-name="ce40">
            <text:p>97,8%</text:p>
          </table:table-cell>
          <table:table-cell office:value-type="float" office:value="274980" table:style-name="ce39">
            <text:p>274.980</text:p>
          </table:table-cell>
          <table:table-cell office:value-type="percentage" office:value="0.89430788544221052" table:style-name="ce40">
            <text:p>89,4%</text:p>
          </table:table-cell>
          <table:table-cell office:value-type="float" office:value="271903" table:style-name="ce39">
            <text:p>271.903</text:p>
          </table:table-cell>
          <table:table-cell office:value-type="percentage" office:value="0.82244067694076017" table:style-name="ce40">
            <text:p>82,2%</text:p>
          </table:table-cell>
          <table:table-cell office:value-type="float" office:value="186962" table:style-name="ce39">
            <text:p>186.962</text:p>
          </table:table-cell>
          <table:table-cell office:value-type="percentage" office:value="0.70312635153685021" table:style-name="ce40">
            <text:p>70,3%</text:p>
          </table:table-cell>
          <table:table-cell office:value-type="float" office:value="149219" table:style-name="ce39">
            <text:p>149.219</text:p>
          </table:table-cell>
          <table:table-cell office:value-type="percentage" office:value="0.68421149163873463" table:style-name="ce40">
            <text:p>68,4%</text:p>
          </table:table-cell>
          <table:table-cell office:value-type="float" office:value="107490" table:style-name="ce39">
            <text:p>107.490</text:p>
          </table:table-cell>
          <table:table-cell office:value-type="percentage" office:value="0.6178580461223645" table:style-name="ce40">
            <text:p>61,8%</text:p>
          </table:table-cell>
          <table:table-cell office:value-type="float" office:value="1496368" table:style-name="ce39">
            <text:p>1.496.368</text:p>
          </table:table-cell>
          <table:table-cell office:value-type="float" office:value="1808784" table:style-name="ce39">
            <text:p>1.808.784</text:p>
          </table:table-cell>
          <table:table-cell office:value-type="percentage" office:value="0.82727843678404944" table:style-name="ce40">
            <text:p>82,7%</text:p>
          </table:table-cell>
          <table:table-cell office:value-type="percentage" office:value="0.7316412260582108" table:style-name="ce40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ataluña</text:p>
          </table:table-cell>
          <table:table-cell office:value-type="float" office:value="451858" table:style-name="ce39">
            <text:p>451.858</text:p>
          </table:table-cell>
          <table:table-cell office:value-type="percentage" office:value="1" table:style-name="ce40">
            <text:p>100,0%</text:p>
          </table:table-cell>
          <table:table-cell office:value-type="float" office:value="612471" table:style-name="ce39">
            <text:p>612.471</text:p>
          </table:table-cell>
          <table:table-cell office:value-type="percentage" office:value="0.96407793581534162" table:style-name="ce40">
            <text:p>96,4%</text:p>
          </table:table-cell>
          <table:table-cell office:value-type="float" office:value="779943" table:style-name="ce39">
            <text:p>779.943</text:p>
          </table:table-cell>
          <table:table-cell office:value-type="percentage" office:value="0.93118182773309899" table:style-name="ce40">
            <text:p>93,1%</text:p>
          </table:table-cell>
          <table:table-cell office:value-type="float" office:value="1001436" table:style-name="ce39">
            <text:p>1.001.436</text:p>
          </table:table-cell>
          <table:table-cell office:value-type="percentage" office:value="0.9172507281686787" table:style-name="ce40">
            <text:p>91,7%</text:p>
          </table:table-cell>
          <table:table-cell office:value-type="float" office:value="1080735" table:style-name="ce39">
            <text:p>1.080.735</text:p>
          </table:table-cell>
          <table:table-cell office:value-type="percentage" office:value="0.82075632900577555" table:style-name="ce40">
            <text:p>82,1%</text:p>
          </table:table-cell>
          <table:table-cell office:value-type="float" office:value="689936" table:style-name="ce39">
            <text:p>689.936</text:p>
          </table:table-cell>
          <table:table-cell office:value-type="percentage" office:value="0.6604457752438132" table:style-name="ce40">
            <text:p>66,0%</text:p>
          </table:table-cell>
          <table:table-cell office:value-type="float" office:value="534574" table:style-name="ce39">
            <text:p>534.574</text:p>
          </table:table-cell>
          <table:table-cell office:value-type="percentage" office:value="0.63720550459809167" table:style-name="ce40">
            <text:p>63,7%</text:p>
          </table:table-cell>
          <table:table-cell office:value-type="float" office:value="396211" table:style-name="ce39">
            <text:p>396.211</text:p>
          </table:table-cell>
          <table:table-cell office:value-type="percentage" office:value="0.60382738514339362" table:style-name="ce40">
            <text:p>60,4%</text:p>
          </table:table-cell>
          <table:table-cell office:value-type="float" office:value="5547164" table:style-name="ce39">
            <text:p>5.547.164</text:p>
          </table:table-cell>
          <table:table-cell office:value-type="float" office:value="6868360" table:style-name="ce39">
            <text:p>6.868.360</text:p>
          </table:table-cell>
          <table:table-cell office:value-type="percentage" office:value="0.80764025182139554" table:style-name="ce40">
            <text:p>80,8%</text:p>
          </table:table-cell>
          <table:table-cell office:value-type="percentage" office:value="0.71295918927356527" table:style-name="ce40">
            <text:p>71,3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C. Valenciana</text:p>
          </table:table-cell>
          <table:table-cell office:value-type="float" office:value="292597" table:style-name="ce39">
            <text:p>292.597</text:p>
          </table:table-cell>
          <table:table-cell office:value-type="percentage" office:value="1" table:style-name="ce40">
            <text:p>100,0%</text:p>
          </table:table-cell>
          <table:table-cell office:value-type="float" office:value="430610" table:style-name="ce39">
            <text:p>430.610</text:p>
          </table:table-cell>
          <table:table-cell office:value-type="percentage" office:value="0.98343770411682219" table:style-name="ce40">
            <text:p>98,3%</text:p>
          </table:table-cell>
          <table:table-cell office:value-type="float" office:value="556190" table:style-name="ce39">
            <text:p>556.190</text:p>
          </table:table-cell>
          <table:table-cell office:value-type="percentage" office:value="0.95774613932856689" table:style-name="ce40">
            <text:p>95,8%</text:p>
          </table:table-cell>
          <table:table-cell office:value-type="float" office:value="704301" table:style-name="ce39">
            <text:p>704.301</text:p>
          </table:table-cell>
          <table:table-cell office:value-type="percentage" office:value="0.93615468661525336" table:style-name="ce40">
            <text:p>93,6%</text:p>
          </table:table-cell>
          <table:table-cell office:value-type="float" office:value="731862" table:style-name="ce39">
            <text:p>731.862</text:p>
          </table:table-cell>
          <table:table-cell office:value-type="percentage" office:value="0.85940854028004154" table:style-name="ce40">
            <text:p>85,9%</text:p>
          </table:table-cell>
          <table:table-cell office:value-type="float" office:value="461920" table:style-name="ce39">
            <text:p>461.920</text:p>
          </table:table-cell>
          <table:table-cell office:value-type="percentage" office:value="0.71200553672473132" table:style-name="ce40">
            <text:p>71,2%</text:p>
          </table:table-cell>
          <table:table-cell office:value-type="float" office:value="366393" table:style-name="ce39">
            <text:p>366.393</text:p>
          </table:table-cell>
          <table:table-cell office:value-type="percentage" office:value="0.70989060810732263" table:style-name="ce40">
            <text:p>71,0%</text:p>
          </table:table-cell>
          <table:table-cell office:value-type="float" office:value="278409" table:style-name="ce39">
            <text:p>278.409</text:p>
          </table:table-cell>
          <table:table-cell office:value-type="percentage" office:value="0.65580369866982624" table:style-name="ce40">
            <text:p>65,6%</text:p>
          </table:table-cell>
          <table:table-cell office:value-type="float" office:value="3822282" table:style-name="ce39">
            <text:p>3.822.282</text:p>
          </table:table-cell>
          <table:table-cell office:value-type="float" office:value="4488459" table:style-name="ce39">
            <text:p>4.488.459</text:p>
          </table:table-cell>
          <table:table-cell office:value-type="percentage" office:value="0.85158001888844259" table:style-name="ce40">
            <text:p>85,2%</text:p>
          </table:table-cell>
          <table:table-cell office:value-type="percentage" office:value="0.75578706884807134" table:style-name="ce40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Extremadura</text:p>
          </table:table-cell>
          <table:table-cell office:value-type="float" office:value="77177" table:style-name="ce39">
            <text:p>77.177</text:p>
          </table:table-cell>
          <table:table-cell office:value-type="percentage" office:value="1" table:style-name="ce40">
            <text:p>100,0%</text:p>
          </table:table-cell>
          <table:table-cell office:value-type="float" office:value="95158" table:style-name="ce39">
            <text:p>95.158</text:p>
          </table:table-cell>
          <table:table-cell office:value-type="percentage" office:value="1" table:style-name="ce40">
            <text:p>100,0%</text:p>
          </table:table-cell>
          <table:table-cell office:value-type="float" office:value="130761" table:style-name="ce39">
            <text:p>130.761</text:p>
          </table:table-cell>
          <table:table-cell office:value-type="percentage" office:value="1.0436083864737384" table:style-name="ce40">
            <text:p>104,4%</text:p>
          </table:table-cell>
          <table:table-cell office:value-type="float" office:value="159336" table:style-name="ce39">
            <text:p>159.336</text:p>
          </table:table-cell>
          <table:table-cell office:value-type="percentage" office:value="0.94161308623298035" table:style-name="ce40">
            <text:p>94,2%</text:p>
          </table:table-cell>
          <table:table-cell office:value-type="float" office:value="143024" table:style-name="ce39">
            <text:p>143.024</text:p>
          </table:table-cell>
          <table:table-cell office:value-type="percentage" office:value="0.89673592737030861" table:style-name="ce40">
            <text:p>89,7%</text:p>
          </table:table-cell>
          <table:table-cell office:value-type="float" office:value="107010" table:style-name="ce39">
            <text:p>107.010</text:p>
          </table:table-cell>
          <table:table-cell office:value-type="percentage" office:value="0.80169914368552353" table:style-name="ce40">
            <text:p>80,2%</text:p>
          </table:table-cell>
          <table:table-cell office:value-type="float" office:value="82664" table:style-name="ce39">
            <text:p>82.664</text:p>
          </table:table-cell>
          <table:table-cell office:value-type="percentage" office:value="0.72947405577126723" table:style-name="ce40">
            <text:p>72,9%</text:p>
          </table:table-cell>
          <table:table-cell office:value-type="float" office:value="53157" table:style-name="ce39">
            <text:p>53.157</text:p>
          </table:table-cell>
          <table:table-cell office:value-type="percentage" office:value="0.62722123893805315" table:style-name="ce40">
            <text:p>62,7%</text:p>
          </table:table-cell>
          <table:table-cell office:value-type="float" office:value="848287" table:style-name="ce39">
            <text:p>848.287</text:p>
          </table:table-cell>
          <table:table-cell office:value-type="float" office:value="953437" table:style-name="ce39">
            <text:p>953.437</text:p>
          </table:table-cell>
          <table:table-cell office:value-type="percentage" office:value="0.88971478975537976" table:style-name="ce40">
            <text:p>89,0%</text:p>
          </table:table-cell>
          <table:table-cell office:value-type="percentage" office:value="0.79727195914987681" table:style-name="ce40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Galicia</text:p>
          </table:table-cell>
          <table:table-cell office:value-type="float" office:value="240180" table:style-name="ce39">
            <text:p>240.180</text:p>
          </table:table-cell>
          <table:table-cell office:value-type="percentage" office:value="1" table:style-name="ce40">
            <text:p>100,0%</text:p>
          </table:table-cell>
          <table:table-cell office:value-type="float" office:value="289336" table:style-name="ce39">
            <text:p>289.336</text:p>
          </table:table-cell>
          <table:table-cell office:value-type="percentage" office:value="0.99852982792774758" table:style-name="ce40">
            <text:p>99,9%</text:p>
          </table:table-cell>
          <table:table-cell office:value-type="float" office:value="341775" table:style-name="ce39">
            <text:p>341.775</text:p>
          </table:table-cell>
          <table:table-cell office:value-type="percentage" office:value="0.98514961360747366" table:style-name="ce40">
            <text:p>98,5%</text:p>
          </table:table-cell>
          <table:table-cell office:value-type="float" office:value="385787" table:style-name="ce39">
            <text:p>385.787</text:p>
          </table:table-cell>
          <table:table-cell office:value-type="percentage" office:value="0.9504741444089394" table:style-name="ce40">
            <text:p>95,0%</text:p>
          </table:table-cell>
          <table:table-cell office:value-type="float" office:value="398659" table:style-name="ce39">
            <text:p>398.659</text:p>
          </table:table-cell>
          <table:table-cell office:value-type="percentage" office:value="0.89945873503286167" table:style-name="ce40">
            <text:p>89,9%</text:p>
          </table:table-cell>
          <table:table-cell office:value-type="float" office:value="246699" table:style-name="ce39">
            <text:p>246.699</text:p>
          </table:table-cell>
          <table:table-cell office:value-type="percentage" office:value="0.76281044377380891" table:style-name="ce40">
            <text:p>76,3%</text:p>
          </table:table-cell>
          <table:table-cell office:value-type="float" office:value="178895" table:style-name="ce39">
            <text:p>178.895</text:p>
          </table:table-cell>
          <table:table-cell office:value-type="percentage" office:value="0.77450093297717126" table:style-name="ce40">
            <text:p>77,5%</text:p>
          </table:table-cell>
          <table:table-cell office:value-type="float" office:value="93433" table:style-name="ce39">
            <text:p>93.433</text:p>
          </table:table-cell>
          <table:table-cell office:value-type="percentage" office:value="0.51905203686523305" table:style-name="ce40">
            <text:p>51,9%</text:p>
          </table:table-cell>
          <table:table-cell office:value-type="float" office:value="2174764" table:style-name="ce39">
            <text:p>2.174.764</text:p>
          </table:table-cell>
          <table:table-cell office:value-type="float" office:value="2454497" table:style-name="ce39">
            <text:p>2.454.497</text:p>
          </table:table-cell>
          <table:table-cell office:value-type="percentage" office:value="0.88603245389992324" table:style-name="ce40">
            <text:p>88,6%</text:p>
          </table:table-cell>
          <table:table-cell office:value-type="percentage" office:value="0.80492586661060572" table:style-name="ce40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La Rioja</text:p>
          </table:table-cell>
          <table:table-cell office:value-type="float" office:value="23131" table:style-name="ce39">
            <text:p>23.131</text:p>
          </table:table-cell>
          <table:table-cell office:value-type="percentage" office:value="1" table:style-name="ce40">
            <text:p>100,0%</text:p>
          </table:table-cell>
          <table:table-cell office:value-type="float" office:value="28509" table:style-name="ce39">
            <text:p>28.509</text:p>
          </table:table-cell>
          <table:table-cell office:value-type="percentage" office:value="1" table:style-name="ce40">
            <text:p>100,0%</text:p>
          </table:table-cell>
          <table:table-cell office:value-type="float" office:value="37158" table:style-name="ce39">
            <text:p>37.158</text:p>
          </table:table-cell>
          <table:table-cell office:value-type="percentage" office:value="0.98515297735829044" table:style-name="ce40">
            <text:p>98,5%</text:p>
          </table:table-cell>
          <table:table-cell office:value-type="float" office:value="44259" table:style-name="ce39">
            <text:p>44.259</text:p>
          </table:table-cell>
          <table:table-cell office:value-type="percentage" office:value="0.92856243705941588" table:style-name="ce40">
            <text:p>92,9%</text:p>
          </table:table-cell>
          <table:table-cell office:value-type="float" office:value="45744" table:style-name="ce39">
            <text:p>45.744</text:p>
          </table:table-cell>
          <table:table-cell office:value-type="percentage" office:value="0.86395829792056211" table:style-name="ce40">
            <text:p>86,4%</text:p>
          </table:table-cell>
          <table:table-cell office:value-type="float" office:value="28273" table:style-name="ce39">
            <text:p>28.273</text:p>
          </table:table-cell>
          <table:table-cell office:value-type="percentage" office:value="0.71906711767847609" table:style-name="ce40">
            <text:p>71,9%</text:p>
          </table:table-cell>
          <table:table-cell office:value-type="float" office:value="20069" table:style-name="ce39">
            <text:p>20.069</text:p>
          </table:table-cell>
          <table:table-cell office:value-type="percentage" office:value="0.65890734782323201" table:style-name="ce40">
            <text:p>65,9%</text:p>
          </table:table-cell>
          <table:table-cell office:value-type="float" office:value="15102" table:style-name="ce39">
            <text:p>15.102</text:p>
          </table:table-cell>
          <table:table-cell office:value-type="percentage" office:value="0.59149302835657214" table:style-name="ce40">
            <text:p>59,1%</text:p>
          </table:table-cell>
          <table:table-cell office:value-type="float" office:value="242245" table:style-name="ce39">
            <text:p>242.245</text:p>
          </table:table-cell>
          <table:table-cell office:value-type="float" office:value="283970" table:style-name="ce39">
            <text:p>283.970</text:p>
          </table:table-cell>
          <table:table-cell office:value-type="percentage" office:value="0.85306546466176003" table:style-name="ce40">
            <text:p>85,3%</text:p>
          </table:table-cell>
          <table:table-cell office:value-type="percentage" office:value="0.75721912764055344" table:style-name="ce40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adrid</text:p>
          </table:table-cell>
          <table:table-cell office:value-type="float" office:value="369906" table:style-name="ce39">
            <text:p>369.906</text:p>
          </table:table-cell>
          <table:table-cell office:value-type="percentage" office:value="1" table:style-name="ce40">
            <text:p>100,0%</text:p>
          </table:table-cell>
          <table:table-cell office:value-type="float" office:value="506986" table:style-name="ce39">
            <text:p>506.986</text:p>
          </table:table-cell>
          <table:table-cell office:value-type="percentage" office:value="0.96370330804571924" table:style-name="ce40">
            <text:p>96,4%</text:p>
          </table:table-cell>
          <table:table-cell office:value-type="float" office:value="669323" table:style-name="ce39">
            <text:p>669.323</text:p>
          </table:table-cell>
          <table:table-cell office:value-type="percentage" office:value="0.95165805753544241" table:style-name="ce40">
            <text:p>95,2%</text:p>
          </table:table-cell>
          <table:table-cell office:value-type="float" office:value="919149" table:style-name="ce39">
            <text:p>919.149</text:p>
          </table:table-cell>
          <table:table-cell office:value-type="percentage" office:value="0.94486540163633614" table:style-name="ce40">
            <text:p>94,5%</text:p>
          </table:table-cell>
          <table:table-cell office:value-type="float" office:value="977493" table:style-name="ce39">
            <text:p>977.493</text:p>
          </table:table-cell>
          <table:table-cell office:value-type="percentage" office:value="0.8383510396056163" table:style-name="ce40">
            <text:p>83,8%</text:p>
          </table:table-cell>
          <table:table-cell office:value-type="float" office:value="659675" table:style-name="ce39">
            <text:p>659.675</text:p>
          </table:table-cell>
          <table:table-cell office:value-type="percentage" office:value="0.69465797565393206" table:style-name="ce40">
            <text:p>69,5%</text:p>
          </table:table-cell>
          <table:table-cell office:value-type="float" office:value="490372" table:style-name="ce39">
            <text:p>490.372</text:p>
          </table:table-cell>
          <table:table-cell office:value-type="percentage" office:value="0.66045590760631667" table:style-name="ce40">
            <text:p>66,0%</text:p>
          </table:table-cell>
          <table:table-cell office:value-type="float" office:value="287411" table:style-name="ce39">
            <text:p>287.411</text:p>
          </table:table-cell>
          <table:table-cell office:value-type="percentage" office:value="0.51922166700991068" table:style-name="ce40">
            <text:p>51,9%</text:p>
          </table:table-cell>
          <table:table-cell office:value-type="float" office:value="4880315" table:style-name="ce39">
            <text:p>4.880.315</text:p>
          </table:table-cell>
          <table:table-cell office:value-type="float" office:value="5977937" table:style-name="ce39">
            <text:p>5.977.937</text:p>
          </table:table-cell>
          <table:table-cell office:value-type="percentage" office:value="0.81638782743946614" table:style-name="ce40">
            <text:p>81,6%</text:p>
          </table:table-cell>
          <table:table-cell office:value-type="percentage" office:value="0.71982236284729184" table:style-name="ce40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Murcia</text:p>
          </table:table-cell>
          <table:table-cell office:value-type="float" office:value="72693" table:style-name="ce39">
            <text:p>72.693</text:p>
          </table:table-cell>
          <table:table-cell office:value-type="percentage" office:value="1" table:style-name="ce40">
            <text:p>100,0%</text:p>
          </table:table-cell>
          <table:table-cell office:value-type="float" office:value="100495" table:style-name="ce39">
            <text:p>100.495</text:p>
          </table:table-cell>
          <table:table-cell office:value-type="percentage" office:value="0.97663728510481151" table:style-name="ce40">
            <text:p>97,7%</text:p>
          </table:table-cell>
          <table:table-cell office:value-type="float" office:value="142976" table:style-name="ce39">
            <text:p>142.976</text:p>
          </table:table-cell>
          <table:table-cell office:value-type="percentage" office:value="0.97322832501752787" table:style-name="ce40">
            <text:p>97,3%</text:p>
          </table:table-cell>
          <table:table-cell office:value-type="float" office:value="202228" table:style-name="ce39">
            <text:p>202.228</text:p>
          </table:table-cell>
          <table:table-cell office:value-type="percentage" office:value="0.94828750422027985" table:style-name="ce40">
            <text:p>94,8%</text:p>
          </table:table-cell>
          <table:table-cell office:value-type="float" office:value="221076" table:style-name="ce39">
            <text:p>221.076</text:p>
          </table:table-cell>
          <table:table-cell office:value-type="percentage" office:value="0.86984029556533948" table:style-name="ce40">
            <text:p>87,0%</text:p>
          </table:table-cell>
          <table:table-cell office:value-type="float" office:value="151216" table:style-name="ce39">
            <text:p>151.216</text:p>
          </table:table-cell>
          <table:table-cell office:value-type="percentage" office:value="0.72351114577302722" table:style-name="ce40">
            <text:p>72,4%</text:p>
          </table:table-cell>
          <table:table-cell office:value-type="float" office:value="121831" table:style-name="ce39">
            <text:p>121.831</text:p>
          </table:table-cell>
          <table:table-cell office:value-type="percentage" office:value="0.70729993962194049" table:style-name="ce40">
            <text:p>70,7%</text:p>
          </table:table-cell>
          <table:table-cell office:value-type="float" office:value="96282" table:style-name="ce39">
            <text:p>96.282</text:p>
          </table:table-cell>
          <table:table-cell office:value-type="percentage" office:value="0.67854877584675888" table:style-name="ce40">
            <text:p>67,9%</text:p>
          </table:table-cell>
          <table:table-cell office:value-type="float" office:value="1108797" table:style-name="ce39">
            <text:p>1.108.797</text:p>
          </table:table-cell>
          <table:table-cell office:value-type="float" office:value="1310137" table:style-name="ce39">
            <text:p>1.310.137</text:p>
          </table:table-cell>
          <table:table-cell office:value-type="percentage" office:value="0.84632141524130677" table:style-name="ce40">
            <text:p>84,6%</text:p>
          </table:table-cell>
          <table:table-cell office:value-type="percentage" office:value="0.7336947998711002" table:style-name="ce40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8">
            <text:p>Navarra</text:p>
          </table:table-cell>
          <table:table-cell office:value-type="float" office:value="42069" table:style-name="ce39">
            <text:p>42.069</text:p>
          </table:table-cell>
          <table:table-cell office:value-type="percentage" office:value="1" table:style-name="ce40">
            <text:p>100,0%</text:p>
          </table:table-cell>
          <table:table-cell office:value-type="float" office:value="55652" table:style-name="ce39">
            <text:p>55.652</text:p>
          </table:table-cell>
          <table:table-cell office:value-type="percentage" office:value="0.99749067966733584" table:style-name="ce40">
            <text:p>99,7%</text:p>
          </table:table-cell>
          <table:table-cell office:value-type="float" office:value="71126" table:style-name="ce39">
            <text:p>71.126</text:p>
          </table:table-cell>
          <table:table-cell office:value-type="percentage" office:value="0.96319267645306317" table:style-name="ce40">
            <text:p>96,3%</text:p>
          </table:table-cell>
          <table:table-cell office:value-type="float" office:value="90267" table:style-name="ce39">
            <text:p>90.267</text:p>
          </table:table-cell>
          <table:table-cell office:value-type="percentage" office:value="0.93353258733737354" table:style-name="ce40">
            <text:p>93,4%</text:p>
          </table:table-cell>
          <table:table-cell office:value-type="float" office:value="92096" table:style-name="ce39">
            <text:p>92.096</text:p>
          </table:table-cell>
          <table:table-cell office:value-type="percentage" office:value="0.85272494953797151" table:style-name="ce40">
            <text:p>85,3%</text:p>
          </table:table-cell>
          <table:table-cell office:value-type="float" office:value="59399" table:style-name="ce39">
            <text:p>59.399</text:p>
          </table:table-cell>
          <table:table-cell office:value-type="percentage" office:value="0.73024673903689408" table:style-name="ce40">
            <text:p>73,0%</text:p>
          </table:table-cell>
          <table:table-cell office:value-type="float" office:value="49147" table:style-name="ce39">
            <text:p>49.147</text:p>
          </table:table-cell>
          <table:table-cell office:value-type="percentage" office:value="0.72140267441689787" table:style-name="ce40">
            <text:p>72,1%</text:p>
          </table:table-cell>
          <table:table-cell office:value-type="float" office:value="39070" table:style-name="ce39">
            <text:p>39.070</text:p>
          </table:table-cell>
          <table:table-cell office:value-type="percentage" office:value="0.69287791728736614" table:style-name="ce40">
            <text:p>69,3%</text:p>
          </table:table-cell>
          <table:table-cell office:value-type="float" office:value="498826" table:style-name="ce39">
            <text:p>498.826</text:p>
          </table:table-cell>
          <table:table-cell office:value-type="float" office:value="581354" table:style-name="ce39">
            <text:p>581.354</text:p>
          </table:table-cell>
          <table:table-cell office:value-type="percentage" office:value="0.85804174392882826" table:style-name="ce40">
            <text:p>85,8%</text:p>
          </table:table-cell>
          <table:table-cell office:value-type="percentage" office:value="0.7544287103541002" table:style-name="ce40">
            <text:p>75,4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País Vasco</text:p>
          </table:table-cell>
          <table:table-cell office:value-type="float" office:value="161701" table:style-name="ce39">
            <text:p>161.701</text:p>
          </table:table-cell>
          <table:table-cell office:value-type="percentage" office:value="1.0237480215257992" table:style-name="ce40">
            <text:p>102,4%</text:p>
          </table:table-cell>
          <table:table-cell office:value-type="float" office:value="211853" table:style-name="ce39">
            <text:p>211.853</text:p>
          </table:table-cell>
          <table:table-cell office:value-type="percentage" office:value="0.99423693337275498" table:style-name="ce40">
            <text:p>99,4%</text:p>
          </table:table-cell>
          <table:table-cell office:value-type="float" office:value="271701" table:style-name="ce39">
            <text:p>271.701</text:p>
          </table:table-cell>
          <table:table-cell office:value-type="percentage" office:value="0.96994848617908813" table:style-name="ce40">
            <text:p>97,0%</text:p>
          </table:table-cell>
          <table:table-cell office:value-type="float" office:value="318209" table:style-name="ce39">
            <text:p>318.209</text:p>
          </table:table-cell>
          <table:table-cell office:value-type="percentage" office:value="0.93597213929177558" table:style-name="ce40">
            <text:p>93,6%</text:p>
          </table:table-cell>
          <table:table-cell office:value-type="float" office:value="311269" table:style-name="ce39">
            <text:p>311.269</text:p>
          </table:table-cell>
          <table:table-cell office:value-type="percentage" office:value="0.85954331695813413" table:style-name="ce40">
            <text:p>86,0%</text:p>
          </table:table-cell>
          <table:table-cell office:value-type="float" office:value="182886" table:style-name="ce39">
            <text:p>182.886</text:p>
          </table:table-cell>
          <table:table-cell office:value-type="percentage" office:value="0.70194171403568706" table:style-name="ce40">
            <text:p>70,2%</text:p>
          </table:table-cell>
          <table:table-cell office:value-type="float" office:value="131352" table:style-name="ce39">
            <text:p>131.352</text:p>
          </table:table-cell>
          <table:table-cell office:value-type="percentage" office:value="0.65176099318229186" table:style-name="ce40">
            <text:p>65,2%</text:p>
          </table:table-cell>
          <table:table-cell office:value-type="float" office:value="93533" table:style-name="ce39">
            <text:p>93.533</text:p>
          </table:table-cell>
          <table:table-cell office:value-type="percentage" office:value="0.55474301033177942" table:style-name="ce40">
            <text:p>55,5%</text:p>
          </table:table-cell>
          <table:table-cell office:value-type="float" office:value="1682504" table:style-name="ce39">
            <text:p>1.682.504</text:p>
          </table:table-cell>
          <table:table-cell office:value-type="float" office:value="1983943" table:style-name="ce39">
            <text:p>1.983.943</text:p>
          </table:table-cell>
          <table:table-cell office:value-type="percentage" office:value="0.84806065496841387" table:style-name="ce40">
            <text:p>84,8%</text:p>
          </table:table-cell>
          <table:table-cell office:value-type="percentage" office:value="0.75771266343136512" table:style-name="ce40">
            <text:p>75,8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Ceuta</text:p>
          </table:table-cell>
          <table:table-cell office:value-type="float" office:value="2366" table:style-name="ce39">
            <text:p>2.366</text:p>
          </table:table-cell>
          <table:table-cell office:value-type="percentage" office:value="0.90825335892514392" table:style-name="ce40">
            <text:p>90,8%</text:p>
          </table:table-cell>
          <table:table-cell office:value-type="float" office:value="3835" table:style-name="ce39">
            <text:p>3.835</text:p>
          </table:table-cell>
          <table:table-cell office:value-type="percentage" office:value="0.88814265863825848" table:style-name="ce40">
            <text:p>88,8%</text:p>
          </table:table-cell>
          <table:table-cell office:value-type="float" office:value="7381" table:style-name="ce39">
            <text:p>7.381</text:p>
          </table:table-cell>
          <table:table-cell office:value-type="percentage" office:value="0.93941708031055116" table:style-name="ce40">
            <text:p>93,9%</text:p>
          </table:table-cell>
          <table:table-cell office:value-type="float" office:value="10160" table:style-name="ce39">
            <text:p>10.160</text:p>
          </table:table-cell>
          <table:table-cell office:value-type="percentage" office:value="0.8791969539633091" table:style-name="ce40">
            <text:p>87,9%</text:p>
          </table:table-cell>
          <table:table-cell office:value-type="float" office:value="10459" table:style-name="ce39">
            <text:p>10.459</text:p>
          </table:table-cell>
          <table:table-cell office:value-type="percentage" office:value="0.82732162632494854" table:style-name="ce40">
            <text:p>82,7%</text:p>
          </table:table-cell>
          <table:table-cell office:value-type="float" office:value="8111" table:style-name="ce39">
            <text:p>8.111</text:p>
          </table:table-cell>
          <table:table-cell office:value-type="percentage" office:value="0.68194047418866655" table:style-name="ce40">
            <text:p>68,2%</text:p>
          </table:table-cell>
          <table:table-cell office:value-type="float" office:value="7304" table:style-name="ce39">
            <text:p>7.304</text:p>
          </table:table-cell>
          <table:table-cell office:value-type="percentage" office:value="0.66599799398194581" table:style-name="ce40">
            <text:p>66,6%</text:p>
          </table:table-cell>
          <table:table-cell office:value-type="float" office:value="5635" table:style-name="ce39">
            <text:p>5.635</text:p>
          </table:table-cell>
          <table:table-cell office:value-type="percentage" office:value="0.61746657900504054" table:style-name="ce40">
            <text:p>61,7%</text:p>
          </table:table-cell>
          <table:table-cell office:value-type="float" office:value="55251" table:style-name="ce39">
            <text:p>55.251</text:p>
          </table:table-cell>
          <table:table-cell office:value-type="float" office:value="70965" table:style-name="ce39">
            <text:p>70.965</text:p>
          </table:table-cell>
          <table:table-cell office:value-type="percentage" office:value="0.77856689917564992" table:style-name="ce40">
            <text:p>77,9%</text:p>
          </table:table-cell>
          <table:table-cell office:value-type="percentage" office:value="0.6561720624213202" table:style-name="ce40">
            <text:p>65,6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Melilla</text:p>
          </table:table-cell>
          <table:table-cell office:value-type="float" office:value="1950" table:style-name="ce39">
            <text:p>1.950</text:p>
          </table:table-cell>
          <table:table-cell office:value-type="percentage" office:value="0.83014048531289908" table:style-name="ce40">
            <text:p>83,0%</text:p>
          </table:table-cell>
          <table:table-cell office:value-type="float" office:value="3222" table:style-name="ce39">
            <text:p>3.222</text:p>
          </table:table-cell>
          <table:table-cell office:value-type="percentage" office:value="0.85965848452508009" table:style-name="ce40">
            <text:p>86,0%</text:p>
          </table:table-cell>
          <table:table-cell office:value-type="float" office:value="6908" table:style-name="ce39">
            <text:p>6.908</text:p>
          </table:table-cell>
          <table:table-cell office:value-type="percentage" office:value="0.88258592053149354" table:style-name="ce40">
            <text:p>88,3%</text:p>
          </table:table-cell>
          <table:table-cell office:value-type="float" office:value="9334" table:style-name="ce39">
            <text:p>9.334</text:p>
          </table:table-cell>
          <table:table-cell office:value-type="percentage" office:value="0.82609080449597305" table:style-name="ce40">
            <text:p>82,6%</text:p>
          </table:table-cell>
          <table:table-cell office:value-type="float" office:value="9602" table:style-name="ce39">
            <text:p>9.602</text:p>
          </table:table-cell>
          <table:table-cell office:value-type="percentage" office:value="0.80003332777870351" table:style-name="ce40">
            <text:p>80,0%</text:p>
          </table:table-cell>
          <table:table-cell office:value-type="float" office:value="7830" table:style-name="ce39">
            <text:p>7.830</text:p>
          </table:table-cell>
          <table:table-cell office:value-type="percentage" office:value="0.6453473996538367" table:style-name="ce40">
            <text:p>64,5%</text:p>
          </table:table-cell>
          <table:table-cell office:value-type="float" office:value="7200" table:style-name="ce39">
            <text:p>7.200</text:p>
          </table:table-cell>
          <table:table-cell office:value-type="percentage" office:value="0.60025010421008751" table:style-name="ce40">
            <text:p>60,0%</text:p>
          </table:table-cell>
          <table:table-cell office:value-type="float" office:value="5819" table:style-name="ce39">
            <text:p>5.819</text:p>
          </table:table-cell>
          <table:table-cell office:value-type="percentage" office:value="0.60779193649467311" table:style-name="ce40">
            <text:p>60,8%</text:p>
          </table:table-cell>
          <table:table-cell office:value-type="float" office:value="51865" table:style-name="ce39">
            <text:p>51.865</text:p>
          </table:table-cell>
          <table:table-cell office:value-type="float" office:value="70927" table:style-name="ce39">
            <text:p>70.927</text:p>
          </table:table-cell>
          <table:table-cell office:value-type="percentage" office:value="0.73124480099256983" table:style-name="ce40">
            <text:p>73,1%</text:p>
          </table:table-cell>
          <table:table-cell office:value-type="percentage" office:value="0.59562910560889337" table:style-name="ce40">
            <text:p>59,6%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38">
            <text:p>Fuerzas Armadas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</text:p>
          </table:table-cell>
          <table:table-cell office:value-type="float" office:value="17" table:style-name="ce39">
            <text:p>17</text:p>
          </table:table-cell>
          <table:table-cell office:value-type="string" table:style-name="ce40">
            <text:p>-</text:p>
          </table:table-cell>
          <table:table-cell office:value-type="float" office:value="3361" table:style-name="ce39">
            <text:p>3.361</text:p>
          </table:table-cell>
          <table:table-cell office:value-type="string" table:style-name="ce40">
            <text:p>-</text:p>
          </table:table-cell>
          <table:table-cell office:value-type="float" office:value="8826" table:style-name="ce39">
            <text:p>8.826</text:p>
          </table:table-cell>
          <table:table-cell office:value-type="string" table:style-name="ce40">
            <text:p>-</text:p>
          </table:table-cell>
          <table:table-cell office:value-type="float" office:value="20517" table:style-name="ce39">
            <text:p>20.517</text:p>
          </table:table-cell>
          <table:table-cell office:value-type="string" table:style-name="ce40">
            <text:p>-</text:p>
          </table:table-cell>
          <table:table-cell office:value-type="float" office:value="29604" table:style-name="ce39">
            <text:p>29.604</text:p>
          </table:table-cell>
          <table:table-cell office:value-type="string" table:style-name="ce40">
            <text:p>-</text:p>
          </table:table-cell>
          <table:table-cell office:value-type="float" office:value="22128" table:style-name="ce39">
            <text:p>22.128</text:p>
          </table:table-cell>
          <table:table-cell office:value-type="string" table:style-name="ce40">
            <text:p>-</text:p>
          </table:table-cell>
          <table:table-cell office:value-type="float" office:value="977" table:style-name="ce39">
            <text:p>977</text:p>
          </table:table-cell>
          <table:table-cell office:value-type="string" table:style-name="ce40">
            <text:p>-</text:p>
          </table:table-cell>
          <table:table-cell office:value-type="float" office:value="85453" table:style-name="ce39">
            <text:p>85.453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table:number-columns-repeated="16363" table:style-name="ce22"/>
        </table:table-row>
        <table:table-row table:style-name="ro5">
          <table:table-cell office:value-type="string" table:style-name="ce49">
            <text:p>Sanidad Exterior</text:p>
          </table:table-cell>
          <table:table-cell office:value-type="float" office:value="19" table:style-name="ce42">
            <text:p>19</text:p>
          </table:table-cell>
          <table:table-cell office:value-type="string" table:style-name="ce43">
            <text:p>-</text:p>
          </table:table-cell>
          <table:table-cell office:value-type="float" office:value="21" table:style-name="ce42">
            <text:p>21</text:p>
          </table:table-cell>
          <table:table-cell office:value-type="string" table:style-name="ce43">
            <text:p>-</text:p>
          </table:table-cell>
          <table:table-cell office:value-type="float" office:value="166" table:style-name="ce42">
            <text:p>166</text:p>
          </table:table-cell>
          <table:table-cell office:value-type="string" table:style-name="ce43">
            <text:p>-</text:p>
          </table:table-cell>
          <table:table-cell office:value-type="float" office:value="479" table:style-name="ce42">
            <text:p>479</text:p>
          </table:table-cell>
          <table:table-cell office:value-type="string" table:style-name="ce43">
            <text:p>-</text:p>
          </table:table-cell>
          <table:table-cell office:value-type="float" office:value="904" table:style-name="ce42">
            <text:p>904</text:p>
          </table:table-cell>
          <table:table-cell office:value-type="string" table:style-name="ce43">
            <text:p>-</text:p>
          </table:table-cell>
          <table:table-cell office:value-type="float" office:value="988" table:style-name="ce42">
            <text:p>988</text:p>
          </table:table-cell>
          <table:table-cell office:value-type="string" table:style-name="ce43">
            <text:p>-</text:p>
          </table:table-cell>
          <table:table-cell office:value-type="float" office:value="884" table:style-name="ce42">
            <text:p>884</text:p>
          </table:table-cell>
          <table:table-cell office:value-type="string" table:style-name="ce43">
            <text:p>-</text:p>
          </table:table-cell>
          <table:table-cell office:value-type="float" office:value="101" table:style-name="ce42">
            <text:p>101</text:p>
          </table:table-cell>
          <table:table-cell office:value-type="string" table:style-name="ce43">
            <text:p>-</text:p>
          </table:table-cell>
          <table:table-cell office:value-type="float" office:value="3562" table:style-name="ce42">
            <text:p>3.562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table:number-columns-repeated="20" table:style-name="ce22"/>
          <table:table-cell table:number-columns-repeated="16343" table:style-name="ce44"/>
        </table:table-row>
        <table:table-row table:style-name="ro5">
          <table:table-cell office:value-type="string" table:style-name="ce45">
            <text:p>Total España</text:p>
          </table:table-cell>
          <table:table-cell office:value-type="float" office:value="2896568" table:style-name="ce46">
            <text:p>2.896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906036" table:style-name="ce46">
            <text:p>3.906.036</text:p>
          </table:table-cell>
          <table:table-cell office:value-type="percentage" office:value="0.98636151861910659" table:style-name="ce47">
            <text:p>98,6%</text:p>
          </table:table-cell>
          <table:table-cell office:value-type="float" office:value="5154109" table:style-name="ce46">
            <text:p>5.154.109</text:p>
          </table:table-cell>
          <table:table-cell office:value-type="percentage" office:value="0.96573403040592576" table:style-name="ce47">
            <text:p>96,6%</text:p>
          </table:table-cell>
          <table:table-cell office:value-type="float" office:value="6539360" table:style-name="ce46">
            <text:p>6.539.360</text:p>
          </table:table-cell>
          <table:table-cell office:value-type="percentage" office:value="0.92977043797042247" table:style-name="ce47">
            <text:p>93,0%</text:p>
          </table:table-cell>
          <table:table-cell office:value-type="float" office:value="6712960" table:style-name="ce46">
            <text:p>6.712.960</text:p>
          </table:table-cell>
          <table:table-cell office:value-type="percentage" office:value="0.8506314896200925" table:style-name="ce47">
            <text:p>85,1%</text:p>
          </table:table-cell>
          <table:table-cell office:value-type="float" office:value="4447678" table:style-name="ce46">
            <text:p>4.447.678</text:p>
          </table:table-cell>
          <table:table-cell office:value-type="percentage" office:value="0.71386682370305743" table:style-name="ce47">
            <text:p>71,4%</text:p>
          </table:table-cell>
          <table:table-cell office:value-type="float" office:value="3411140" table:style-name="ce46">
            <text:p>3.411.140</text:p>
          </table:table-cell>
          <table:table-cell office:value-type="percentage" office:value="0.68986619855034947" table:style-name="ce47">
            <text:p>69,0%</text:p>
          </table:table-cell>
          <table:table-cell office:value-type="float" office:value="2345227" table:style-name="ce46">
            <text:p>2.345.227</text:p>
          </table:table-cell>
          <table:table-cell office:value-type="percentage" office:value="0.60308983548684569" table:style-name="ce47">
            <text:p>60,3%</text:p>
          </table:table-cell>
          <table:table-cell office:value-type="float" office:value="35413078" table:style-name="ce46">
            <text:p>35.413.078</text:p>
          </table:table-cell>
          <table:table-cell office:value-type="float" office:value="42119827" table:style-name="ce46">
            <text:p>42.119.827</text:p>
          </table:table-cell>
          <table:table-cell office:value-type="percentage" office:value="0.84076978758720922" table:style-name="ce47">
            <text:p>84,1%</text:p>
          </table:table-cell>
          <table:table-cell office:value-type="percentage" office:value="0.74631158445290535" table:style-name="ce47">
            <text:p>74,6%</text:p>
          </table:table-cell>
          <table:table-cell table:number-columns-repeated="16363" table:style-name="ce22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9"/>
          <table:covered-table-cell table:number-columns-repeated="6"/>
          <table:table-cell table:style-name="ce22"/>
          <table:table-cell table:style-name="ce48"/>
          <table:table-cell table:style-name="ce22"/>
          <table:table-cell table:style-name="ce48"/>
          <table:table-cell table:style-name="ce44"/>
          <table:table-cell table:style-name="ce48"/>
          <table:table-cell table:style-name="ce22"/>
          <table:table-cell table:style-name="ce48"/>
          <table:table-cell table:number-columns-repeated="2" table:style-name="ce22"/>
          <table:table-cell table:style-name="ce48"/>
          <table:table-cell table:number-columns-repeated="16366" table:style-name="ce22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13T15:37:01Z</meta:creation-date>
    <dc:date>2021-09-14T15:18:08Z</dc:date>
  </office:meta>
</office:document-meta>
</file>